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1728in"/>
    </style:style>
    <style:style style:name="co3" style:family="table-column">
      <style:table-column-properties fo:break-before="auto" style:column-width="1.6165in"/>
    </style:style>
    <style:style style:name="co4" style:family="table-column">
      <style:table-column-properties fo:break-before="auto" style:column-width="1.48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2:14</text:p>
          </table:table-cell>
          <table:table-cell office:value-type="string">
            <text:p>AM</text:p>
          </table:table-cell>
          <table:table-cell/>
          <table:table-cell office:value-type="float" office:value="18832">
            <text:p>18832</text:p>
          </table:table-cell>
          <table:table-cell office:value-type="string">
            <text:p>s00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0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914">
            <text:p>7914</text:p>
          </table:table-cell>
          <table:table-cell office:value-type="string">
            <text:p>s0000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000A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2:16</text:p>
          </table:table-cell>
          <table:table-cell office:value-type="string">
            <text:p>AM</text:p>
          </table:table-cell>
          <table:table-cell/>
          <table:table-cell office:value-type="float" office:value="12510">
            <text:p>12510</text:p>
          </table:table-cell>
          <table:table-cell office:value-type="string">
            <text:p>s00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001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09:57</text:p>
          </table:table-cell>
          <table:table-cell office:value-type="string">
            <text:p>AM</text:p>
          </table:table-cell>
          <table:table-cell/>
          <table:table-cell office:value-type="float" office:value="1574">
            <text:p>1574</text:p>
          </table:table-cell>
          <table:table-cell office:value-type="string">
            <text:p>s01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0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06</text:p>
          </table:table-cell>
          <table:table-cell office:value-type="string">
            <text:p>AM</text:p>
          </table:table-cell>
          <table:table-cell/>
          <table:table-cell office:value-type="float" office:value="2091">
            <text:p>2091</text:p>
          </table:table-cell>
          <table:table-cell office:value-type="string">
            <text:p>s01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1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08</text:p>
          </table:table-cell>
          <table:table-cell office:value-type="string">
            <text:p>AM</text:p>
          </table:table-cell>
          <table:table-cell/>
          <table:table-cell office:value-type="float" office:value="886">
            <text:p>886</text:p>
          </table:table-cell>
          <table:table-cell office:value-type="string">
            <text:p>s0103.txt</text:p>
          </table:table-cell>
          <table:table-cell office:value-type="float" office:value="886">
            <text:p>886</text:p>
          </table:table-cell>
          <table:table-cell office:value-type="string">
            <text:p>s0103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3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15</text:p>
          </table:table-cell>
          <table:table-cell office:value-type="string">
            <text:p>AM</text:p>
          </table:table-cell>
          <table:table-cell/>
          <table:table-cell office:value-type="float" office:value="2239">
            <text:p>2239</text:p>
          </table:table-cell>
          <table:table-cell office:value-type="string">
            <text:p>s01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4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16</text:p>
          </table:table-cell>
          <table:table-cell office:value-type="string">
            <text:p>AM</text:p>
          </table:table-cell>
          <table:table-cell/>
          <table:table-cell office:value-type="float" office:value="1038">
            <text:p>1038</text:p>
          </table:table-cell>
          <table:table-cell office:value-type="string">
            <text:p>s01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5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21</text:p>
          </table:table-cell>
          <table:table-cell office:value-type="string">
            <text:p>AM</text:p>
          </table:table-cell>
          <table:table-cell/>
          <table:table-cell office:value-type="float" office:value="2194">
            <text:p>2194</text:p>
          </table:table-cell>
          <table:table-cell office:value-type="string">
            <text:p>s01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6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34</text:p>
          </table:table-cell>
          <table:table-cell office:value-type="string">
            <text:p>AM</text:p>
          </table:table-cell>
          <table:table-cell/>
          <table:table-cell office:value-type="float" office:value="3732">
            <text:p>3732</text:p>
          </table:table-cell>
          <table:table-cell office:value-type="string">
            <text:p>s01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7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49</text:p>
          </table:table-cell>
          <table:table-cell office:value-type="string">
            <text:p>AM</text:p>
          </table:table-cell>
          <table:table-cell/>
          <table:table-cell office:value-type="float" office:value="4405">
            <text:p>4405</text:p>
          </table:table-cell>
          <table:table-cell office:value-type="string">
            <text:p>s01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9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55</text:p>
          </table:table-cell>
          <table:table-cell office:value-type="string">
            <text:p>AM</text:p>
          </table:table-cell>
          <table:table-cell/>
          <table:table-cell office:value-type="float" office:value="2121">
            <text:p>2121</text:p>
          </table:table-cell>
          <table:table-cell office:value-type="string">
            <text:p>s011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1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53">
            <text:p>153</text:p>
          </table:table-cell>
          <table:table-cell office:value-type="string">
            <text:p>s0112A.txt</text:p>
          </table:table-cell>
          <table:table-cell office:value-type="float" office:value="153">
            <text:p>153</text:p>
          </table:table-cell>
          <table:table-cell office:value-type="string">
            <text:p>s0112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12A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2:18</text:p>
          </table:table-cell>
          <table:table-cell office:value-type="string">
            <text:p>PM</text:p>
          </table:table-cell>
          <table:table-cell/>
          <table:table-cell office:value-type="float" office:value="3854">
            <text:p>3854</text:p>
          </table:table-cell>
          <table:table-cell office:value-type="string">
            <text:p>s011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13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04:52</text:p>
          </table:table-cell>
          <table:table-cell office:value-type="string">
            <text:p>PM</text:p>
          </table:table-cell>
          <table:table-cell/>
          <table:table-cell office:value-type="float" office:value="9577">
            <text:p>9577</text:p>
          </table:table-cell>
          <table:table-cell office:value-type="string">
            <text:p>s011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1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333">
            <text:p>7333</text:p>
          </table:table-cell>
          <table:table-cell office:value-type="string">
            <text:p>s02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260">
            <text:p>11260</text:p>
          </table:table-cell>
          <table:table-cell office:value-type="string">
            <text:p>s02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902">
            <text:p>11902</text:p>
          </table:table-cell>
          <table:table-cell office:value-type="string">
            <text:p>s02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1402">
            <text:p>21402</text:p>
          </table:table-cell>
          <table:table-cell office:value-type="string">
            <text:p>s02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s02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696">
            <text:p>9696</text:p>
          </table:table-cell>
          <table:table-cell office:value-type="string">
            <text:p>s02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635">
            <text:p>5635</text:p>
          </table:table-cell>
          <table:table-cell office:value-type="string">
            <text:p>s02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33">
            <text:p>1033</text:p>
          </table:table-cell>
          <table:table-cell office:value-type="string">
            <text:p>s02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1">
            <text:p>141</text:p>
          </table:table-cell>
          <table:table-cell office:value-type="string">
            <text:p>s0207A.txt</text:p>
          </table:table-cell>
          <table:table-cell office:value-type="float" office:value="141">
            <text:p>141</text:p>
          </table:table-cell>
          <table:table-cell office:value-type="string">
            <text:p>s0207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7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125">
            <text:p>6125</text:p>
          </table:table-cell>
          <table:table-cell office:value-type="string">
            <text:p>s020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38">
            <text:p>1638</text:p>
          </table:table-cell>
          <table:table-cell office:value-type="string">
            <text:p>s02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372">
            <text:p>6372</text:p>
          </table:table-cell>
          <table:table-cell office:value-type="string">
            <text:p>s021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648">
            <text:p>5648</text:p>
          </table:table-cell>
          <table:table-cell office:value-type="string">
            <text:p>s021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254">
            <text:p>6254</text:p>
          </table:table-cell>
          <table:table-cell office:value-type="string">
            <text:p>s021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859">
            <text:p>5859</text:p>
          </table:table-cell>
          <table:table-cell office:value-type="string">
            <text:p>s021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939">
            <text:p>5939</text:p>
          </table:table-cell>
          <table:table-cell office:value-type="string">
            <text:p>s0213_1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3_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941">
            <text:p>5941</text:p>
          </table:table-cell>
          <table:table-cell office:value-type="string">
            <text:p>s0213_2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3_2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81">
            <text:p>1481</text:p>
          </table:table-cell>
          <table:table-cell office:value-type="string">
            <text:p>s021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00">
            <text:p>2700</text:p>
          </table:table-cell>
          <table:table-cell office:value-type="string">
            <text:p>s021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79">
            <text:p>4079</text:p>
          </table:table-cell>
          <table:table-cell office:value-type="string">
            <text:p>s021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05">
            <text:p>205</text:p>
          </table:table-cell>
          <table:table-cell office:value-type="string">
            <text:p>s0216A.txt</text:p>
          </table:table-cell>
          <table:table-cell office:value-type="float" office:value="205">
            <text:p>205</text:p>
          </table:table-cell>
          <table:table-cell office:value-type="string">
            <text:p>s0216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6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213">
            <text:p>1213</text:p>
          </table:table-cell>
          <table:table-cell office:value-type="string">
            <text:p>s021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507">
            <text:p>4507</text:p>
          </table:table-cell>
          <table:table-cell office:value-type="string">
            <text:p>s021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291">
            <text:p>2291</text:p>
          </table:table-cell>
          <table:table-cell office:value-type="string">
            <text:p>s021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884">
            <text:p>5884</text:p>
          </table:table-cell>
          <table:table-cell office:value-type="string">
            <text:p>s022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852">
            <text:p>6852</text:p>
          </table:table-cell>
          <table:table-cell office:value-type="string">
            <text:p>s022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106">
            <text:p>4106</text:p>
          </table:table-cell>
          <table:table-cell office:value-type="string">
            <text:p>s022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9">
            <text:p>149</text:p>
          </table:table-cell>
          <table:table-cell office:value-type="string">
            <text:p>s0222A.txt</text:p>
          </table:table-cell>
          <table:table-cell office:value-type="float" office:value="149">
            <text:p>149</text:p>
          </table:table-cell>
          <table:table-cell office:value-type="string">
            <text:p>s0222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2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91">
            <text:p>191</text:p>
          </table:table-cell>
          <table:table-cell office:value-type="string">
            <text:p>s0222B.txt</text:p>
          </table:table-cell>
          <table:table-cell office:value-type="float" office:value="191">
            <text:p>191</text:p>
          </table:table-cell>
          <table:table-cell office:value-type="string">
            <text:p>s0222B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2B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3010">
            <text:p>23010</text:p>
          </table:table-cell>
          <table:table-cell office:value-type="string">
            <text:p>s022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870">
            <text:p>2870</text:p>
          </table:table-cell>
          <table:table-cell office:value-type="string">
            <text:p>s022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07">
            <text:p>1407</text:p>
          </table:table-cell>
          <table:table-cell office:value-type="string">
            <text:p>s022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79">
            <text:p>879</text:p>
          </table:table-cell>
          <table:table-cell office:value-type="string">
            <text:p>s0225A.txt</text:p>
          </table:table-cell>
          <table:table-cell office:value-type="float" office:value="879">
            <text:p>879</text:p>
          </table:table-cell>
          <table:table-cell office:value-type="string">
            <text:p>s0225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5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577">
            <text:p>4577</text:p>
          </table:table-cell>
          <table:table-cell office:value-type="string">
            <text:p>s022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478">
            <text:p>5478</text:p>
          </table:table-cell>
          <table:table-cell office:value-type="string">
            <text:p>s04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354">
            <text:p>4354</text:p>
          </table:table-cell>
          <table:table-cell office:value-type="string">
            <text:p>s04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58">
            <text:p>1058</text:p>
          </table:table-cell>
          <table:table-cell office:value-type="string">
            <text:p>s0401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1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327">
            <text:p>4327</text:p>
          </table:table-cell>
          <table:table-cell office:value-type="string">
            <text:p>s04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133">
            <text:p>14133</text:p>
          </table:table-cell>
          <table:table-cell office:value-type="string">
            <text:p>s04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447">
            <text:p>6447</text:p>
          </table:table-cell>
          <table:table-cell office:value-type="string">
            <text:p>s04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791">
            <text:p>8791</text:p>
          </table:table-cell>
          <table:table-cell office:value-type="string">
            <text:p>s04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8">
            <text:p>108</text:p>
          </table:table-cell>
          <table:table-cell office:value-type="string">
            <text:p>s0405A.txt</text:p>
          </table:table-cell>
          <table:table-cell office:value-type="float" office:value="108">
            <text:p>108</text:p>
          </table:table-cell>
          <table:table-cell office:value-type="string">
            <text:p>s0405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5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s0405B.txt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s0405B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5B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494">
            <text:p>2494</text:p>
          </table:table-cell>
          <table:table-cell office:value-type="string">
            <text:p>s04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2">
            <text:p>102</text:p>
          </table:table-cell>
          <table:table-cell office:value-type="string">
            <text:p>s0406A.txt</text:p>
          </table:table-cell>
          <table:table-cell office:value-type="float" office:value="102">
            <text:p>102</text:p>
          </table:table-cell>
          <table:table-cell office:value-type="string">
            <text:p>s0406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6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2444">
            <text:p>12444</text:p>
          </table:table-cell>
          <table:table-cell office:value-type="string">
            <text:p>s04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705">
            <text:p>6705</text:p>
          </table:table-cell>
          <table:table-cell office:value-type="string">
            <text:p>s05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857">
            <text:p>6857</text:p>
          </table:table-cell>
          <table:table-cell office:value-type="string">
            <text:p>s0500_4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0_4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855">
            <text:p>6855</text:p>
          </table:table-cell>
          <table:table-cell office:value-type="string">
            <text:p>s0500_5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0_5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36">
            <text:p>1436</text:p>
          </table:table-cell>
          <table:table-cell office:value-type="string">
            <text:p>s05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15">
            <text:p>1115</text:p>
          </table:table-cell>
          <table:table-cell office:value-type="string">
            <text:p>s05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656">
            <text:p>6656</text:p>
          </table:table-cell>
          <table:table-cell office:value-type="string">
            <text:p>s05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67">
            <text:p>4067</text:p>
          </table:table-cell>
          <table:table-cell office:value-type="string">
            <text:p>s05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6">
            <text:p>86</text:p>
          </table:table-cell>
          <table:table-cell office:value-type="string">
            <text:p>s0504A.txt</text:p>
          </table:table-cell>
          <table:table-cell/>
          <table:table-cell office:value-type="float" office:value="86">
            <text:p>86</text:p>
          </table:table-cell>
          <table:table-cell office:value-type="string">
            <text:p>s0504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4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918">
            <text:p>2918</text:p>
          </table:table-cell>
          <table:table-cell office:value-type="string">
            <text:p>s05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882">
            <text:p>5882</text:p>
          </table:table-cell>
          <table:table-cell office:value-type="string">
            <text:p>s05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907">
            <text:p>3907</text:p>
          </table:table-cell>
          <table:table-cell office:value-type="string">
            <text:p>s05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669">
            <text:p>9669</text:p>
          </table:table-cell>
          <table:table-cell office:value-type="string">
            <text:p>s050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787">
            <text:p>1787</text:p>
          </table:table-cell>
          <table:table-cell office:value-type="string">
            <text:p>s05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155">
            <text:p>10155</text:p>
          </table:table-cell>
          <table:table-cell office:value-type="string">
            <text:p>s051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755">
            <text:p>11755</text:p>
          </table:table-cell>
          <table:table-cell office:value-type="string">
            <text:p>s051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130">
            <text:p>3130</text:p>
          </table:table-cell>
          <table:table-cell office:value-type="string">
            <text:p>s051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53">
            <text:p>2753</text:p>
          </table:table-cell>
          <table:table-cell office:value-type="string">
            <text:p>s051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774">
            <text:p>7774</text:p>
          </table:table-cell>
          <table:table-cell office:value-type="string">
            <text:p>s051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34">
            <text:p>1634</text:p>
          </table:table-cell>
          <table:table-cell office:value-type="string">
            <text:p>s051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184">
            <text:p>2184</text:p>
          </table:table-cell>
          <table:table-cell office:value-type="string">
            <text:p>s051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044">
            <text:p>27044</text:p>
          </table:table-cell>
          <table:table-cell office:value-type="string">
            <text:p>s051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144">
            <text:p>2144</text:p>
          </table:table-cell>
          <table:table-cell office:value-type="string">
            <text:p>s06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898">
            <text:p>3898</text:p>
          </table:table-cell>
          <table:table-cell office:value-type="string">
            <text:p>s06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657">
            <text:p>3657</text:p>
          </table:table-cell>
          <table:table-cell office:value-type="string">
            <text:p>s06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870">
            <text:p>6870</text:p>
          </table:table-cell>
          <table:table-cell office:value-type="string">
            <text:p>s06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035">
            <text:p>7035</text:p>
          </table:table-cell>
          <table:table-cell office:value-type="string">
            <text:p>s0603_5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3_5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040">
            <text:p>7040</text:p>
          </table:table-cell>
          <table:table-cell office:value-type="string">
            <text:p>s0603_5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3_5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050">
            <text:p>2050</text:p>
          </table:table-cell>
          <table:table-cell office:value-type="string">
            <text:p>s06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37">
            <text:p>1337</text:p>
          </table:table-cell>
          <table:table-cell office:value-type="string">
            <text:p>s06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575">
            <text:p>2575</text:p>
          </table:table-cell>
          <table:table-cell office:value-type="string">
            <text:p>s06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98">
            <text:p>998</text:p>
          </table:table-cell>
          <table:table-cell office:value-type="string">
            <text:p>s0606A.txt</text:p>
          </table:table-cell>
          <table:table-cell office:value-type="float" office:value="998">
            <text:p>998</text:p>
          </table:table-cell>
          <table:table-cell office:value-type="string">
            <text:p>s0606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6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43">
            <text:p>443</text:p>
          </table:table-cell>
          <table:table-cell office:value-type="string">
            <text:p>s0606B.txt</text:p>
          </table:table-cell>
          <table:table-cell office:value-type="float" office:value="443">
            <text:p>443</text:p>
          </table:table-cell>
          <table:table-cell office:value-type="string">
            <text:p>s0606B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6B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206">
            <text:p>6206</text:p>
          </table:table-cell>
          <table:table-cell office:value-type="string">
            <text:p>s06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501">
            <text:p>2501</text:p>
          </table:table-cell>
          <table:table-cell office:value-type="string">
            <text:p>s060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585">
            <text:p>3585</text:p>
          </table:table-cell>
          <table:table-cell office:value-type="string">
            <text:p>s06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0355">
            <text:p>20355</text:p>
          </table:table-cell>
          <table:table-cell office:value-type="string">
            <text:p>s061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1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609">
            <text:p>4609</text:p>
          </table:table-cell>
          <table:table-cell office:value-type="string">
            <text:p>s07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523">
            <text:p>1523</text:p>
          </table:table-cell>
          <table:table-cell office:value-type="string">
            <text:p>s07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12">
            <text:p>1612</text:p>
          </table:table-cell>
          <table:table-cell office:value-type="string">
            <text:p>s0701_6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1_6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09">
            <text:p>1609</text:p>
          </table:table-cell>
          <table:table-cell office:value-type="string">
            <text:p>s0701_7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1_7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491">
            <text:p>6491</text:p>
          </table:table-cell>
          <table:table-cell office:value-type="string">
            <text:p>s07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31">
            <text:p>1431</text:p>
          </table:table-cell>
          <table:table-cell office:value-type="string">
            <text:p>s07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6">
            <text:p>106</text:p>
          </table:table-cell>
          <table:table-cell office:value-type="string">
            <text:p>s0703A.txt</text:p>
          </table:table-cell>
          <table:table-cell office:value-type="float" office:value="106">
            <text:p>106</text:p>
          </table:table-cell>
          <table:table-cell office:value-type="string">
            <text:p>s0703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3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919">
            <text:p>8919</text:p>
          </table:table-cell>
          <table:table-cell office:value-type="string">
            <text:p>s07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894">
            <text:p>3894</text:p>
          </table:table-cell>
          <table:table-cell office:value-type="string">
            <text:p>s07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238">
            <text:p>1238</text:p>
          </table:table-cell>
          <table:table-cell office:value-type="string">
            <text:p>s07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814">
            <text:p>1814</text:p>
          </table:table-cell>
          <table:table-cell office:value-type="string">
            <text:p>s07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s0707A.txt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s0707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7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33">
            <text:p>933</text:p>
          </table:table-cell>
          <table:table-cell office:value-type="string">
            <text:p>s0708.txt</text:p>
          </table:table-cell>
          <table:table-cell office:value-type="float" office:value="933">
            <text:p>933</text:p>
          </table:table-cell>
          <table:table-cell office:value-type="string">
            <text:p>s0708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62">
            <text:p>562</text:p>
          </table:table-cell>
          <table:table-cell office:value-type="string">
            <text:p>s0709.txt</text:p>
          </table:table-cell>
          <table:table-cell office:value-type="float" office:value="562">
            <text:p>562</text:p>
          </table:table-cell>
          <table:table-cell office:value-type="string">
            <text:p>s0709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8">
            <text:p>118</text:p>
          </table:table-cell>
          <table:table-cell office:value-type="string">
            <text:p>s0709A.txt</text:p>
          </table:table-cell>
          <table:table-cell office:value-type="float" office:value="118">
            <text:p>118</text:p>
          </table:table-cell>
          <table:table-cell office:value-type="string">
            <text:p>s0709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9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84">
            <text:p>684</text:p>
          </table:table-cell>
          <table:table-cell office:value-type="string">
            <text:p>s0710.txt</text:p>
          </table:table-cell>
          <table:table-cell office:value-type="float" office:value="684">
            <text:p>684</text:p>
          </table:table-cell>
          <table:table-cell office:value-type="string">
            <text:p>s0710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1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95">
            <text:p>695</text:p>
          </table:table-cell>
          <table:table-cell office:value-type="string">
            <text:p>s0711.txt</text:p>
          </table:table-cell>
          <table:table-cell office:value-type="float" office:value="695">
            <text:p>695</text:p>
          </table:table-cell>
          <table:table-cell office:value-type="string">
            <text:p>s0711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8">
            <text:p>118</text:p>
          </table:table-cell>
          <table:table-cell office:value-type="string">
            <text:p>s0711A.txt</text:p>
          </table:table-cell>
          <table:table-cell office:value-type="float" office:value="118">
            <text:p>118</text:p>
          </table:table-cell>
          <table:table-cell office:value-type="string">
            <text:p>s0711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11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328">
            <text:p>8328</text:p>
          </table:table-cell>
          <table:table-cell office:value-type="string">
            <text:p>s071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1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198">
            <text:p>6198</text:p>
          </table:table-cell>
          <table:table-cell office:value-type="string">
            <text:p>s071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1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434">
            <text:p>2434</text:p>
          </table:table-cell>
          <table:table-cell office:value-type="string">
            <text:p>s08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281">
            <text:p>4281</text:p>
          </table:table-cell>
          <table:table-cell office:value-type="string">
            <text:p>s08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062">
            <text:p>2062</text:p>
          </table:table-cell>
          <table:table-cell office:value-type="string">
            <text:p>s08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4">
            <text:p>104</text:p>
          </table:table-cell>
          <table:table-cell office:value-type="string">
            <text:p>s0802A.txt</text:p>
          </table:table-cell>
          <table:table-cell office:value-type="float" office:value="104">
            <text:p>104</text:p>
          </table:table-cell>
          <table:table-cell office:value-type="string">
            <text:p>s0802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2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43">
            <text:p>743</text:p>
          </table:table-cell>
          <table:table-cell office:value-type="string">
            <text:p>s0803.txt</text:p>
          </table:table-cell>
          <table:table-cell office:value-type="float" office:value="743">
            <text:p>743</text:p>
          </table:table-cell>
          <table:table-cell office:value-type="string">
            <text:p>s0803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s0803A.txt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s0803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3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91">
            <text:p>791</text:p>
          </table:table-cell>
          <table:table-cell office:value-type="string">
            <text:p>s0804.txt</text:p>
          </table:table-cell>
          <table:table-cell office:value-type="float" office:value="791">
            <text:p>791</text:p>
          </table:table-cell>
          <table:table-cell office:value-type="string">
            <text:p>s0804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5">
            <text:p>115</text:p>
          </table:table-cell>
          <table:table-cell office:value-type="string">
            <text:p>s0804A.txt</text:p>
          </table:table-cell>
          <table:table-cell office:value-type="float" office:value="115">
            <text:p>115</text:p>
          </table:table-cell>
          <table:table-cell office:value-type="string">
            <text:p>s0804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4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47">
            <text:p>747</text:p>
          </table:table-cell>
          <table:table-cell office:value-type="string">
            <text:p>s0805.txt</text:p>
          </table:table-cell>
          <table:table-cell office:value-type="float" office:value="747">
            <text:p>747</text:p>
          </table:table-cell>
          <table:table-cell office:value-type="string">
            <text:p>s0805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s0805A.txt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s0805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5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807">
            <text:p>2807</text:p>
          </table:table-cell>
          <table:table-cell office:value-type="string">
            <text:p>s08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s0806A.txt</text:p>
          </table:table-cell>
          <table:table-cell office:value-type="float" office:value="110">
            <text:p>110</text:p>
          </table:table-cell>
          <table:table-cell office:value-type="string">
            <text:p>s0806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6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08">
            <text:p>1408</text:p>
          </table:table-cell>
          <table:table-cell office:value-type="string">
            <text:p>s08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65">
            <text:p>765</text:p>
          </table:table-cell>
          <table:table-cell office:value-type="string">
            <text:p>s0808.txt</text:p>
          </table:table-cell>
          <table:table-cell office:value-type="float" office:value="765">
            <text:p>765</text:p>
          </table:table-cell>
          <table:table-cell office:value-type="string">
            <text:p>s0808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47">
            <text:p>2747</text:p>
          </table:table-cell>
          <table:table-cell office:value-type="string">
            <text:p>s08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161">
            <text:p>3161</text:p>
          </table:table-cell>
          <table:table-cell office:value-type="string">
            <text:p>s081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s0810A.txt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s0810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0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140">
            <text:p>3140</text:p>
          </table:table-cell>
          <table:table-cell office:value-type="string">
            <text:p>s081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3">
            <text:p>113</text:p>
          </table:table-cell>
          <table:table-cell office:value-type="string">
            <text:p>s0811A.txt</text:p>
          </table:table-cell>
          <table:table-cell office:value-type="float" office:value="113">
            <text:p>113</text:p>
          </table:table-cell>
          <table:table-cell office:value-type="string">
            <text:p>s0811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1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582">
            <text:p>2582</text:p>
          </table:table-cell>
          <table:table-cell office:value-type="string">
            <text:p>s081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53">
            <text:p>753</text:p>
          </table:table-cell>
          <table:table-cell office:value-type="string">
            <text:p>s0813.txt</text:p>
          </table:table-cell>
          <table:table-cell office:value-type="float" office:value="753">
            <text:p>753</text:p>
          </table:table-cell>
          <table:table-cell office:value-type="string">
            <text:p>s0813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802">
            <text:p>1802</text:p>
          </table:table-cell>
          <table:table-cell office:value-type="string">
            <text:p>s0813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3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1">
            <text:p>1371</text:p>
          </table:table-cell>
          <table:table-cell office:value-type="string">
            <text:p>s081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51">
            <text:p>751</text:p>
          </table:table-cell>
          <table:table-cell office:value-type="string">
            <text:p>s0815.txt</text:p>
          </table:table-cell>
          <table:table-cell office:value-type="float" office:value="751">
            <text:p>751</text:p>
          </table:table-cell>
          <table:table-cell office:value-type="string">
            <text:p>s0815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65">
            <text:p>1165</text:p>
          </table:table-cell>
          <table:table-cell office:value-type="string">
            <text:p>s0815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5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465">
            <text:p>3465</text:p>
          </table:table-cell>
          <table:table-cell office:value-type="string">
            <text:p>s081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55">
            <text:p>1455</text:p>
          </table:table-cell>
          <table:table-cell office:value-type="string">
            <text:p>s081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06">
            <text:p>606</text:p>
          </table:table-cell>
          <table:table-cell office:value-type="string">
            <text:p>s0818.txt</text:p>
          </table:table-cell>
          <table:table-cell office:value-type="float" office:value="606">
            <text:p>606</text:p>
          </table:table-cell>
          <table:table-cell office:value-type="string">
            <text:p>s0818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092">
            <text:p>2092</text:p>
          </table:table-cell>
          <table:table-cell office:value-type="string">
            <text:p>s081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331">
            <text:p>2331</text:p>
          </table:table-cell>
          <table:table-cell office:value-type="string">
            <text:p>s082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865">
            <text:p>3865</text:p>
          </table:table-cell>
          <table:table-cell office:value-type="string">
            <text:p>s082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546">
            <text:p>2546</text:p>
          </table:table-cell>
          <table:table-cell office:value-type="string">
            <text:p>s082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264">
            <text:p>2264</text:p>
          </table:table-cell>
          <table:table-cell office:value-type="string">
            <text:p>s082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25">
            <text:p>725</text:p>
          </table:table-cell>
          <table:table-cell office:value-type="string">
            <text:p>s0824.txt</text:p>
          </table:table-cell>
          <table:table-cell office:value-type="float" office:value="725">
            <text:p>725</text:p>
          </table:table-cell>
          <table:table-cell office:value-type="string">
            <text:p>s0824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03">
            <text:p>1003</text:p>
          </table:table-cell>
          <table:table-cell office:value-type="string">
            <text:p>s0824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4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506">
            <text:p>1506</text:p>
          </table:table-cell>
          <table:table-cell office:value-type="string">
            <text:p>s082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301">
            <text:p>2301</text:p>
          </table:table-cell>
          <table:table-cell office:value-type="string">
            <text:p>s082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664">
            <text:p>5664</text:p>
          </table:table-cell>
          <table:table-cell office:value-type="string">
            <text:p>s082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012">
            <text:p>3012</text:p>
          </table:table-cell>
          <table:table-cell office:value-type="string">
            <text:p>s082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52">
            <text:p>752</text:p>
          </table:table-cell>
          <table:table-cell office:value-type="string">
            <text:p>s0829.txt</text:p>
          </table:table-cell>
          <table:table-cell office:value-type="float" office:value="752">
            <text:p>752</text:p>
          </table:table-cell>
          <table:table-cell office:value-type="string">
            <text:p>s0829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s0829A.txt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s0829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9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228">
            <text:p>16228</text:p>
          </table:table-cell>
          <table:table-cell office:value-type="string">
            <text:p>s083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22">
            <text:p>722</text:p>
          </table:table-cell>
          <table:table-cell office:value-type="string">
            <text:p>s0831.txt</text:p>
          </table:table-cell>
          <table:table-cell office:value-type="float" office:value="722">
            <text:p>722</text:p>
          </table:table-cell>
          <table:table-cell office:value-type="string">
            <text:p>s0831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337">
            <text:p>7337</text:p>
          </table:table-cell>
          <table:table-cell office:value-type="string">
            <text:p>s083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758">
            <text:p>1758</text:p>
          </table:table-cell>
          <table:table-cell office:value-type="string">
            <text:p>s083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165">
            <text:p>14165</text:p>
          </table:table-cell>
          <table:table-cell office:value-type="string">
            <text:p>s083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01">
            <text:p>501</text:p>
          </table:table-cell>
          <table:table-cell office:value-type="string">
            <text:p>s0835.txt</text:p>
          </table:table-cell>
          <table:table-cell office:value-type="float" office:value="501">
            <text:p>501</text:p>
          </table:table-cell>
          <table:table-cell office:value-type="string">
            <text:p>s0835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10">
            <text:p>1110</text:p>
          </table:table-cell>
          <table:table-cell office:value-type="string">
            <text:p>s083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75">
            <text:p>4075</text:p>
          </table:table-cell>
          <table:table-cell office:value-type="string">
            <text:p>s083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98">
            <text:p>498</text:p>
          </table:table-cell>
          <table:table-cell office:value-type="string">
            <text:p>s0837A.txt</text:p>
          </table:table-cell>
          <table:table-cell office:value-type="float" office:value="498">
            <text:p>498</text:p>
          </table:table-cell>
          <table:table-cell office:value-type="string">
            <text:p>s0837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7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66">
            <text:p>1666</text:p>
          </table:table-cell>
          <table:table-cell office:value-type="string">
            <text:p>s083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7">
            <text:p>107</text:p>
          </table:table-cell>
          <table:table-cell office:value-type="string">
            <text:p>s0838A.txt</text:p>
          </table:table-cell>
          <table:table-cell office:value-type="float" office:value="107">
            <text:p>107</text:p>
          </table:table-cell>
          <table:table-cell office:value-type="string">
            <text:p>s0838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8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609">
            <text:p>3609</text:p>
          </table:table-cell>
          <table:table-cell office:value-type="string">
            <text:p>s083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914">
            <text:p>1914</text:p>
          </table:table-cell>
          <table:table-cell office:value-type="string">
            <text:p>s084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726">
            <text:p>4726</text:p>
          </table:table-cell>
          <table:table-cell office:value-type="string">
            <text:p>s084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84">
            <text:p>684</text:p>
          </table:table-cell>
          <table:table-cell office:value-type="string">
            <text:p>s0842.txt</text:p>
          </table:table-cell>
          <table:table-cell office:value-type="float" office:value="684">
            <text:p>684</text:p>
          </table:table-cell>
          <table:table-cell office:value-type="string">
            <text:p>s0842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309">
            <text:p>4309</text:p>
          </table:table-cell>
          <table:table-cell office:value-type="string">
            <text:p>s084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551">
            <text:p>5551</text:p>
          </table:table-cell>
          <table:table-cell office:value-type="string">
            <text:p>s084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279">
            <text:p>4279</text:p>
          </table:table-cell>
          <table:table-cell office:value-type="string">
            <text:p>s084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444">
            <text:p>10444</text:p>
          </table:table-cell>
          <table:table-cell office:value-type="string">
            <text:p>s084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439">
            <text:p>10439</text:p>
          </table:table-cell>
          <table:table-cell office:value-type="string">
            <text:p>s0846_8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6_8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442">
            <text:p>10442</text:p>
          </table:table-cell>
          <table:table-cell office:value-type="string">
            <text:p>s0846_9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6_9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760">
            <text:p>1760</text:p>
          </table:table-cell>
          <table:table-cell office:value-type="string">
            <text:p>s084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129">
            <text:p>6129</text:p>
          </table:table-cell>
          <table:table-cell office:value-type="string">
            <text:p>s084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12">
            <text:p>512</text:p>
          </table:table-cell>
          <table:table-cell office:value-type="string">
            <text:p>s0848A.txt</text:p>
          </table:table-cell>
          <table:table-cell office:value-type="float" office:value="512">
            <text:p>512</text:p>
          </table:table-cell>
          <table:table-cell office:value-type="string">
            <text:p>s0848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8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563">
            <text:p>6563</text:p>
          </table:table-cell>
          <table:table-cell office:value-type="string">
            <text:p>s084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590">
            <text:p>1590</text:p>
          </table:table-cell>
          <table:table-cell office:value-type="string">
            <text:p>s085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253">
            <text:p>1253</text:p>
          </table:table-cell>
          <table:table-cell office:value-type="string">
            <text:p>s085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257">
            <text:p>3257</text:p>
          </table:table-cell>
          <table:table-cell office:value-type="string">
            <text:p>s085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37">
            <text:p>237</text:p>
          </table:table-cell>
          <table:table-cell office:value-type="string">
            <text:p>s0853.txt</text:p>
          </table:table-cell>
          <table:table-cell office:value-type="float" office:value="237">
            <text:p>237</text:p>
          </table:table-cell>
          <table:table-cell office:value-type="string">
            <text:p>s0853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27">
            <text:p>4027</text:p>
          </table:table-cell>
          <table:table-cell office:value-type="string">
            <text:p>s085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484">
            <text:p>2484</text:p>
          </table:table-cell>
          <table:table-cell office:value-type="string">
            <text:p>s085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565">
            <text:p>11565</text:p>
          </table:table-cell>
          <table:table-cell office:value-type="string">
            <text:p>s085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35">
            <text:p>735</text:p>
          </table:table-cell>
          <table:table-cell office:value-type="string">
            <text:p>s0857.txt</text:p>
          </table:table-cell>
          <table:table-cell office:value-type="float" office:value="735">
            <text:p>735</text:p>
          </table:table-cell>
          <table:table-cell office:value-type="string">
            <text:p>s0857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58">
            <text:p>858</text:p>
          </table:table-cell>
          <table:table-cell office:value-type="string">
            <text:p>s0858.txt</text:p>
          </table:table-cell>
          <table:table-cell office:value-type="float" office:value="858">
            <text:p>858</text:p>
          </table:table-cell>
          <table:table-cell office:value-type="string">
            <text:p>s0858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53">
            <text:p>153</text:p>
          </table:table-cell>
          <table:table-cell office:value-type="string">
            <text:p>s0859.txt</text:p>
          </table:table-cell>
          <table:table-cell office:value-type="float" office:value="153">
            <text:p>153</text:p>
          </table:table-cell>
          <table:table-cell office:value-type="string">
            <text:p>s0859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93">
            <text:p>1493</text:p>
          </table:table-cell>
          <table:table-cell office:value-type="string">
            <text:p>s086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6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140">
            <text:p>3140</text:p>
          </table:table-cell>
          <table:table-cell office:value-type="string">
            <text:p>s086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6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46">
            <text:p>346</text:p>
          </table:table-cell>
          <table:table-cell office:value-type="string">
            <text:p>s0862.txt</text:p>
          </table:table-cell>
          <table:table-cell office:value-type="float" office:value="346">
            <text:p>346</text:p>
          </table:table-cell>
          <table:table-cell office:value-type="string">
            <text:p>s0862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6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5">
            <text:p>13765</text:p>
          </table:table-cell>
          <table:table-cell office:value-type="string">
            <text:p>s09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6">
            <text:p>13766</text:p>
          </table:table-cell>
          <table:table-cell office:value-type="string">
            <text:p>s09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6">
            <text:p>13766</text:p>
          </table:table-cell>
          <table:table-cell office:value-type="string">
            <text:p>s09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6">
            <text:p>13766</text:p>
          </table:table-cell>
          <table:table-cell office:value-type="string">
            <text:p>s09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6">
            <text:p>13766</text:p>
          </table:table-cell>
          <table:table-cell office:value-type="string">
            <text:p>s09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6">
            <text:p>13766</text:p>
          </table:table-cell>
          <table:table-cell office:value-type="string">
            <text:p>s09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6">
            <text:p>13766</text:p>
          </table:table-cell>
          <table:table-cell office:value-type="string">
            <text:p>s09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s0907.txt</text:p>
          </table:table-cell>
          <table:table-cell office:value-type="float" office:value="987">
            <text:p>987</text:p>
          </table:table-cell>
          <table:table-cell office:value-type="string">
            <text:p>s0907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736">
            <text:p>11736</text:p>
          </table:table-cell>
          <table:table-cell office:value-type="string">
            <text:p>s090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436">
            <text:p>3436</text:p>
          </table:table-cell>
          <table:table-cell office:value-type="string">
            <text:p>s09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986">
            <text:p>3986</text:p>
          </table:table-cell>
          <table:table-cell office:value-type="string">
            <text:p>s0909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9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30">
            <text:p>830</text:p>
          </table:table-cell>
          <table:table-cell office:value-type="string">
            <text:p>s0909B.txt</text:p>
          </table:table-cell>
          <table:table-cell office:value-type="float" office:value="830">
            <text:p>830</text:p>
          </table:table-cell>
          <table:table-cell office:value-type="string">
            <text:p>s0909B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9B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65">
            <text:p>865</text:p>
          </table:table-cell>
          <table:table-cell office:value-type="string">
            <text:p>s0909C.txt</text:p>
          </table:table-cell>
          <table:table-cell office:value-type="float" office:value="865">
            <text:p>865</text:p>
          </table:table-cell>
          <table:table-cell office:value-type="string">
            <text:p>s0909C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9C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663">
            <text:p>8663</text:p>
          </table:table-cell>
          <table:table-cell office:value-type="string">
            <text:p>s10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10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277">
            <text:p>4277</text:p>
          </table:table-cell>
          <table:table-cell office:value-type="string">
            <text:p>s10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10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332">
            <text:p>2332</text:p>
          </table:table-cell>
          <table:table-cell office:value-type="string">
            <text:p>s10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10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179">
            <text:p>3179</text:p>
          </table:table-cell>
          <table:table-cell office:value-type="string">
            <text:p>s10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10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392">
            <text:p>2392</text:p>
          </table:table-cell>
          <table:table-cell office:value-type="string">
            <text:p>s98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587">
            <text:p>4587</text:p>
          </table:table-cell>
          <table:table-cell office:value-type="string">
            <text:p>s98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462">
            <text:p>4462</text:p>
          </table:table-cell>
          <table:table-cell office:value-type="string">
            <text:p>s98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28">
            <text:p>2728</text:p>
          </table:table-cell>
          <table:table-cell office:value-type="string">
            <text:p>s98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286">
            <text:p>1286</text:p>
          </table:table-cell>
          <table:table-cell office:value-type="string">
            <text:p>s98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637">
            <text:p>2637</text:p>
          </table:table-cell>
          <table:table-cell office:value-type="string">
            <text:p>s98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509">
            <text:p>1509</text:p>
          </table:table-cell>
          <table:table-cell office:value-type="string">
            <text:p>s98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38">
            <text:p>1138</text:p>
          </table:table-cell>
          <table:table-cell office:value-type="string">
            <text:p>s98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349">
            <text:p>9349</text:p>
          </table:table-cell>
          <table:table-cell office:value-type="string">
            <text:p>s998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8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651">
            <text:p>16651</text:p>
          </table:table-cell>
          <table:table-cell office:value-type="string">
            <text:p>s998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8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9962">
            <text:p>19962</text:p>
          </table:table-cell>
          <table:table-cell office:value-type="string">
            <text:p>s998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8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28">
            <text:p>228</text:p>
          </table:table-cell>
          <table:table-cell office:value-type="string">
            <text:p>s9991.txt</text:p>
          </table:table-cell>
          <table:table-cell office:value-type="float" office:value="228">
            <text:p>228</text:p>
          </table:table-cell>
          <table:table-cell office:value-type="string">
            <text:p>s9991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9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8">
            <text:p>408</text:p>
          </table:table-cell>
          <table:table-cell office:value-type="string">
            <text:p>s9994.txt</text:p>
          </table:table-cell>
          <table:table-cell office:value-type="float" office:value="408">
            <text:p>408</text:p>
          </table:table-cell>
          <table:table-cell office:value-type="string">
            <text:p>s9994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9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3">
            <text:p>403</text:p>
          </table:table-cell>
          <table:table-cell office:value-type="string">
            <text:p>s9995.txt</text:p>
          </table:table-cell>
          <table:table-cell office:value-type="float" office:value="403">
            <text:p>403</text:p>
          </table:table-cell>
          <table:table-cell office:value-type="string">
            <text:p>s9995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9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62">
            <text:p>762</text:p>
          </table:table-cell>
          <table:table-cell office:value-type="string">
            <text:p>s9996.txt</text:p>
          </table:table-cell>
          <table:table-cell office:value-type="float" office:value="762">
            <text:p>762</text:p>
          </table:table-cell>
          <table:table-cell office:value-type="string">
            <text:p>s9996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96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sBoss.txt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sBoss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Boss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7">
            <text:p>87</text:p>
          </table:table-cell>
          <table:table-cell office:value-type="string">
            <text:p>sFinalBossA.txt</text:p>
          </table:table-cell>
          <table:table-cell/>
          <table:table-cell office:value-type="float" office:value="87">
            <text:p>87</text:p>
          </table:table-cell>
          <table:table-cell office:value-type="string">
            <text:p>sFinalBoss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FinalBossA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84">
            <text:p>884</text:p>
          </table:table-cell>
          <table:table-cell office:value-type="string">
            <text:p>sMana.txt</text:p>
          </table:table-cell>
          <table:table-cell office:value-type="float" office:value="884">
            <text:p>884</text:p>
          </table:table-cell>
          <table:table-cell office:value-type="string">
            <text:p>sMan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Mana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sNull.txt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sNull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Null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ss0116.txt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ss0116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11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12">
            <text:p>512</text:p>
          </table:table-cell>
          <table:table-cell office:value-type="string">
            <text:p>ss0227.txt</text:p>
          </table:table-cell>
          <table:table-cell office:value-type="float" office:value="512">
            <text:p>512</text:p>
          </table:table-cell>
          <table:table-cell office:value-type="string">
            <text:p>ss0227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22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72">
            <text:p>172</text:p>
          </table:table-cell>
          <table:table-cell office:value-type="string">
            <text:p>ss0228.txt</text:p>
          </table:table-cell>
          <table:table-cell office:value-type="float" office:value="172">
            <text:p>172</text:p>
          </table:table-cell>
          <table:table-cell office:value-type="string">
            <text:p>ss0228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22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ss0518.txt</text:p>
          </table:table-cell>
          <table:table-cell office:value-type="float" office:value="323">
            <text:p>323</text:p>
          </table:table-cell>
          <table:table-cell office:value-type="string">
            <text:p>ss0518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51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29">
            <text:p>329</text:p>
          </table:table-cell>
          <table:table-cell office:value-type="string">
            <text:p>ss0611.txt</text:p>
          </table:table-cell>
          <table:table-cell office:value-type="float" office:value="329">
            <text:p>329</text:p>
          </table:table-cell>
          <table:table-cell office:value-type="string">
            <text:p>ss0611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6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707">
            <text:p>1707</text:p>
          </table:table-cell>
          <table:table-cell office:value-type="string">
            <text:p>ss071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71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37">
            <text:p>437</text:p>
          </table:table-cell>
          <table:table-cell office:value-type="string">
            <text:p>ss0863.txt</text:p>
          </table:table-cell>
          <table:table-cell office:value-type="float" office:value="437">
            <text:p>437</text:p>
          </table:table-cell>
          <table:table-cell office:value-type="string">
            <text:p>ss0863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86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ss0863A.txt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ss0863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863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266">
            <text:p>4266</text:p>
          </table:table-cell>
          <table:table-cell office:value-type="string">
            <text:p>ss086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864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10">
            <text:p>910</text:p>
          </table:table-cell>
          <table:table-cell office:value-type="string">
            <text:p>sStopDomination.txt</text:p>
          </table:table-cell>
          <table:table-cell office:value-type="float" office:value="910">
            <text:p>910</text:p>
          </table:table-cell>
          <table:table-cell office:value-type="string">
            <text:p>sStopDomination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topDomination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736">
            <text:p>6736</text:p>
          </table:table-cell>
          <table:table-cell office:value-type="string">
            <text:p>t0_10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0_10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16">
            <text:p>4016</text:p>
          </table:table-cell>
          <table:table-cell office:value-type="string">
            <text:p>t0_10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0_10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465">
            <text:p>8465</text:p>
          </table:table-cell>
          <table:table-cell office:value-type="string">
            <text:p>t0_10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0_10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514">
            <text:p>7514</text:p>
          </table:table-cell>
          <table:table-cell office:value-type="string">
            <text:p>t0_10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0_10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624">
            <text:p>3624</text:p>
          </table:table-cell>
          <table:table-cell office:value-type="string">
            <text:p>t1_10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433">
            <text:p>3433</text:p>
          </table:table-cell>
          <table:table-cell office:value-type="string">
            <text:p>t1_10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514">
            <text:p>7514</text:p>
          </table:table-cell>
          <table:table-cell office:value-type="string">
            <text:p>t1_10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535">
            <text:p>4535</text:p>
          </table:table-cell>
          <table:table-cell office:value-type="string">
            <text:p>t1_10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417">
            <text:p>7417</text:p>
          </table:table-cell>
          <table:table-cell office:value-type="string">
            <text:p>t1_10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006">
            <text:p>7006</text:p>
          </table:table-cell>
          <table:table-cell office:value-type="string">
            <text:p>t1_10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908">
            <text:p>7908</text:p>
          </table:table-cell>
          <table:table-cell office:value-type="string">
            <text:p>t1_101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1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156">
            <text:p>6156</text:p>
          </table:table-cell>
          <table:table-cell office:value-type="string">
            <text:p>t1_101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1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999">
            <text:p>4999</text:p>
          </table:table-cell>
          <table:table-cell office:value-type="string">
            <text:p>t1_101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1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978">
            <text:p>9978</text:p>
          </table:table-cell>
          <table:table-cell office:value-type="string">
            <text:p>t1_101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1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433">
            <text:p>5433</text:p>
          </table:table-cell>
          <table:table-cell office:value-type="string">
            <text:p>t1_101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1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036">
            <text:p>8036</text:p>
          </table:table-cell>
          <table:table-cell office:value-type="string">
            <text:p>t1_101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1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140">
            <text:p>3140</text:p>
          </table:table-cell>
          <table:table-cell office:value-type="string">
            <text:p>t1_102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2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704">
            <text:p>5704</text:p>
          </table:table-cell>
          <table:table-cell office:value-type="string">
            <text:p>t1_102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2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303">
            <text:p>5303</text:p>
          </table:table-cell>
          <table:table-cell office:value-type="string">
            <text:p>t1_102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2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641">
            <text:p>3641</text:p>
          </table:table-cell>
          <table:table-cell office:value-type="string">
            <text:p>t1_102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2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826">
            <text:p>3826</text:p>
          </table:table-cell>
          <table:table-cell office:value-type="string">
            <text:p>t2_102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2_102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687">
            <text:p>9687</text:p>
          </table:table-cell>
          <table:table-cell office:value-type="string">
            <text:p>t2_102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2_102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619">
            <text:p>9619</text:p>
          </table:table-cell>
          <table:table-cell office:value-type="string">
            <text:p>t3_100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295">
            <text:p>3295</text:p>
          </table:table-cell>
          <table:table-cell office:value-type="string">
            <text:p>t3_101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169">
            <text:p>6169</text:p>
          </table:table-cell>
          <table:table-cell office:value-type="string">
            <text:p>t3_101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1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097">
            <text:p>7097</text:p>
          </table:table-cell>
          <table:table-cell office:value-type="string">
            <text:p>t3_101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1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501">
            <text:p>6501</text:p>
          </table:table-cell>
          <table:table-cell office:value-type="string">
            <text:p>t3_101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1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401">
            <text:p>4401</text:p>
          </table:table-cell>
          <table:table-cell office:value-type="string">
            <text:p>t3_1014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14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484">
            <text:p>4484</text:p>
          </table:table-cell>
          <table:table-cell office:value-type="string">
            <text:p>t3_1014B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14B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test.txt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test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est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0">
            <text:p>270</text:p>
          </table:table-cell>
          <table:table-cell office:value-type="string">
            <text:p>t_testA.txt</text:p>
          </table:table-cell>
          <table:table-cell office:value-type="float" office:value="270">
            <text:p>270</text:p>
          </table:table-cell>
          <table:table-cell office:value-type="string">
            <text:p>t_test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_testA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0">
            <text:p>270</text:p>
          </table:table-cell>
          <table:table-cell office:value-type="string">
            <text:p>t_testB.txt</text:p>
          </table:table-cell>
          <table:table-cell office:value-type="float" office:value="270">
            <text:p>270</text:p>
          </table:table-cell>
          <table:table-cell office:value-type="string">
            <text:p>t_testB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_testB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3">
            <text:p>273</text:p>
          </table:table-cell>
          <table:table-cell office:value-type="string">
            <text:p>t_testC.txt</text:p>
          </table:table-cell>
          <table:table-cell office:value-type="float" office:value="273">
            <text:p>273</text:p>
          </table:table-cell>
          <table:table-cell office:value-type="string">
            <text:p>t_testC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_testC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6">
            <text:p>276</text:p>
          </table:table-cell>
          <table:table-cell office:value-type="string">
            <text:p>t_testD.txt</text:p>
          </table:table-cell>
          <table:table-cell office:value-type="float" office:value="276">
            <text:p>276</text:p>
          </table:table-cell>
          <table:table-cell office:value-type="string">
            <text:p>t_testD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_testD.txt.meta</text:p>
          </table:table-cell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Bytes</text:p>
          </table:table-cell>
          <table:table-cell office:value-type="string">
            <text:p>File</text:p>
          </table:table-cell>
          <table:table-cell office:value-type="string">
            <text:p>Desc</text:p>
          </table:table-cell>
          <table:table-cell office:value-type="string">
            <text:p>Witnessed</text:p>
          </table:table-cell>
          <table:table-cell office:value-type="string">
            <text:p>Implemented</text:p>
          </table:table-cell>
          <table:table-cell office:value-type="string">
            <text:p>Translated</text:p>
          </table:table-cell>
          <table:table-cell office:value-type="string">
            <text:p>&gt;=Poorly Implemented</text:p>
          </table:table-cell>
          <table:table-cell office:value-type="string">
            <text:p>&gt;=Machine Translated</text:p>
          </table:table-cell>
        </table:table-row>
        <table:table-row table:style-name="ro1">
          <table:table-cell office:value-type="float" office:value="18832">
            <text:p>18832</text:p>
          </table:table-cell>
          <table:table-cell office:value-type="string">
            <text:p>s0000.txt</text:p>
          </table:table-cell>
          <table:table-cell office:value-type="string">
            <text:p>Prologue p1</text:p>
          </table:table-cell>
          <table:table-cell table:number-columns-repeated="5" office:value-type="float" office:value="18832">
            <text:p>18832</text:p>
          </table:table-cell>
        </table:table-row>
        <table:table-row table:style-name="ro1">
          <table:table-cell office:value-type="float" office:value="7914">
            <text:p>7914</text:p>
          </table:table-cell>
          <table:table-cell office:value-type="string">
            <text:p>s0000A.txt</text:p>
          </table:table-cell>
          <table:table-cell office:value-type="string">
            <text:p>abridged prologue</text:p>
          </table:table-cell>
          <table:table-cell office:value-type="float" office:value="0">
            <text:p>0</text:p>
          </table:table-cell>
          <table:table-cell table:number-columns-repeated="4" office:value-type="float" office:value="7914">
            <text:p>7914</text:p>
          </table:table-cell>
        </table:table-row>
        <table:table-row table:style-name="ro1">
          <table:table-cell office:value-type="float" office:value="12510">
            <text:p>12510</text:p>
          </table:table-cell>
          <table:table-cell office:value-type="string">
            <text:p>s0001.txt</text:p>
          </table:table-cell>
          <table:table-cell office:value-type="string">
            <text:p>prologue pt 2</text:p>
          </table:table-cell>
          <table:table-cell table:number-columns-repeated="5" office:value-type="float" office:value="12510">
            <text:p>12510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s0100.txt</text:p>
          </table:table-cell>
          <table:table-cell office:value-type="string">
            <text:p>Before battle against Maisie</text:p>
          </table:table-cell>
          <table:table-cell table:number-columns-repeated="5" office:value-type="float" office:value="1574">
            <text:p>1574</text:p>
          </table:table-cell>
        </table:table-row>
        <table:table-row table:style-name="ro1">
          <table:table-cell office:value-type="float" office:value="2091">
            <text:p>2091</text:p>
          </table:table-cell>
          <table:table-cell office:value-type="string">
            <text:p>s0101.txt</text:p>
          </table:table-cell>
          <table:table-cell office:value-type="string">
            <text:p>Defeating Maisie in a battle</text:p>
          </table:table-cell>
          <table:table-cell table:number-columns-repeated="5" office:value-type="float" office:value="2091">
            <text:p>2091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s0103.txt</text:p>
          </table:table-cell>
          <table:table-cell office:value-type="string">
            <text:p>Losing to Maisie in a battle</text:p>
          </table:table-cell>
          <table:table-cell table:number-columns-repeated="5" office:value-type="float" office:value="886">
            <text:p>886</text:p>
          </table:table-cell>
        </table:table-row>
        <table:table-row table:style-name="ro1">
          <table:table-cell office:value-type="float" office:value="2239">
            <text:p>2239</text:p>
          </table:table-cell>
          <table:table-cell office:value-type="string">
            <text:p>s0104.txt</text:p>
          </table:table-cell>
          <table:table-cell office:value-type="string">
            <text:p>Fight against Werewolf in a Maisie battle</text:p>
          </table:table-cell>
          <table:table-cell table:number-columns-repeated="5" office:value-type="float" office:value="2239">
            <text:p>2239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s0105.txt</text:p>
          </table:table-cell>
          <table:table-cell office:value-type="string">
            <text:p>A battle loss, maybe against Werewolf</text:p>
          </table:table-cell>
          <table:table-cell office:value-type="float" office:value="0">
            <text:p>0</text:p>
          </table:table-cell>
          <table:table-cell table:number-columns-repeated="4" office:value-type="float" office:value="1038">
            <text:p>1038</text:p>
          </table:table-cell>
        </table:table-row>
        <table:table-row table:style-name="ro1">
          <table:table-cell office:value-type="float" office:value="2194">
            <text:p>2194</text:p>
          </table:table-cell>
          <table:table-cell office:value-type="string">
            <text:p>s0106.txt</text:p>
          </table:table-cell>
          <table:table-cell office:value-type="string">
            <text:p>Talk about dealing with the magical cannon</text:p>
          </table:table-cell>
          <table:table-cell office:value-type="float" office:value="0">
            <text:p>0</text:p>
          </table:table-cell>
          <table:table-cell table:number-columns-repeated="4" office:value-type="float" office:value="2194">
            <text:p>2194</text:p>
          </table:table-cell>
        </table:table-row>
        <table:table-row table:style-name="ro1">
          <table:table-cell office:value-type="float" office:value="3732">
            <text:p>3732</text:p>
          </table:table-cell>
          <table:table-cell office:value-type="string">
            <text:p>s0107.txt</text:p>
          </table:table-cell>
          <table:table-cell office:value-type="string">
            <text:p>Attacking the magical cannon with a plan</text:p>
          </table:table-cell>
          <table:table-cell office:value-type="float" office:value="0">
            <text:p>0</text:p>
          </table:table-cell>
          <table:table-cell table:number-columns-repeated="4" office:value-type="float" office:value="3732">
            <text:p>3732</text:p>
          </table:table-cell>
        </table:table-row>
        <table:table-row table:style-name="ro1">
          <table:table-cell office:value-type="float" office:value="4405">
            <text:p>4405</text:p>
          </table:table-cell>
          <table:table-cell office:value-type="string">
            <text:p>s0109.txt</text:p>
          </table:table-cell>
          <table:table-cell office:value-type="string">
            <text:p>Defeat of Werewolf and capturing the magical cannon</text:p>
          </table:table-cell>
          <table:table-cell office:value-type="float" office:value="0">
            <text:p>0</text:p>
          </table:table-cell>
          <table:table-cell table:number-columns-repeated="4" office:value-type="float" office:value="4405">
            <text:p>4405</text:p>
          </table:table-cell>
        </table:table-row>
        <table:table-row table:style-name="ro1">
          <table:table-cell office:value-type="float" office:value="2121">
            <text:p>2121</text:p>
          </table:table-cell>
          <table:table-cell office:value-type="string">
            <text:p>s0112.txt</text:p>
          </table:table-cell>
          <table:table-cell office:value-type="string">
            <text:p>Final battle against Maisie</text:p>
          </table:table-cell>
          <table:table-cell office:value-type="float" office:value="0">
            <text:p>0</text:p>
          </table:table-cell>
          <table:table-cell table:number-columns-repeated="4" office:value-type="float" office:value="2121">
            <text:p>212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s0112A.txt</text:p>
          </table:table-cell>
          <table:table-cell office:value-type="string">
            <text:p>no dialogue</text:p>
          </table:table-cell>
          <table:table-cell office:value-type="float" office:value="0">
            <text:p>0</text:p>
          </table:table-cell>
          <table:table-cell table:number-columns-repeated="4" office:value-type="float" office:value="153">
            <text:p>153</text:p>
          </table:table-cell>
        </table:table-row>
        <table:table-row table:style-name="ro1">
          <table:table-cell office:value-type="float" office:value="3854">
            <text:p>3854</text:p>
          </table:table-cell>
          <table:table-cell office:value-type="string">
            <text:p>s0113.txt</text:p>
          </table:table-cell>
          <table:table-cell office:value-type="string">
            <text:p>Killing Maisie</text:p>
          </table:table-cell>
          <table:table-cell office:value-type="float" office:value="0">
            <text:p>0</text:p>
          </table:table-cell>
          <table:table-cell table:number-columns-repeated="4" office:value-type="float" office:value="3854">
            <text:p>3854</text:p>
          </table:table-cell>
        </table:table-row>
        <table:table-row table:style-name="ro1">
          <table:table-cell office:value-type="float" office:value="9577">
            <text:p>9577</text:p>
          </table:table-cell>
          <table:table-cell office:value-type="string">
            <text:p>s0115.txt</text:p>
          </table:table-cell>
          <table:table-cell office:value-type="string">
            <text:p>Forgiving Maisie</text:p>
          </table:table-cell>
          <table:table-cell office:value-type="float" office:value="0">
            <text:p>0</text:p>
          </table:table-cell>
          <table:table-cell table:number-columns-repeated="4" office:value-type="float" office:value="9577">
            <text:p>9577</text:p>
          </table:table-cell>
        </table:table-row>
        <table:table-row table:style-name="ro1">
          <table:table-cell office:value-type="float" office:value="7333">
            <text:p>7333</text:p>
          </table:table-cell>
          <table:table-cell office:value-type="string">
            <text:p>s0200.txt</text:p>
          </table:table-cell>
          <table:table-cell office:value-type="string">
            <text:p>Ulal mountain +pie</text:p>
          </table:table-cell>
          <table:table-cell office:value-type="float" office:value="0">
            <text:p>0</text:p>
          </table:table-cell>
          <table:table-cell table:number-columns-repeated="4" office:value-type="float" office:value="7333">
            <text:p>7333</text:p>
          </table:table-cell>
        </table:table-row>
        <table:table-row table:style-name="ro1">
          <table:table-cell office:value-type="float" office:value="11260">
            <text:p>11260</text:p>
          </table:table-cell>
          <table:table-cell office:value-type="string">
            <text:p>s0201.txt</text:p>
          </table:table-cell>
          <table:table-cell office:value-type="string">
            <text:p>Ulal mountain avalache + drowned man</text:p>
          </table:table-cell>
          <table:table-cell office:value-type="float" office:value="0">
            <text:p>0</text:p>
          </table:table-cell>
          <table:table-cell table:number-columns-repeated="4" office:value-type="float" office:value="11260">
            <text:p>11260</text:p>
          </table:table-cell>
        </table:table-row>
        <table:table-row table:style-name="ro1">
          <table:table-cell office:value-type="float" office:value="11902">
            <text:p>11902</text:p>
          </table:table-cell>
          <table:table-cell office:value-type="string">
            <text:p>s0202.txt</text:p>
          </table:table-cell>
          <table:table-cell office:value-type="string">
            <text:p>Carton's misgivings</text:p>
          </table:table-cell>
          <table:table-cell office:value-type="float" office:value="0">
            <text:p>0</text:p>
          </table:table-cell>
          <table:table-cell table:number-columns-repeated="4" office:value-type="float" office:value="11902">
            <text:p>11902</text:p>
          </table:table-cell>
        </table:table-row>
        <table:table-row table:style-name="ro1">
          <table:table-cell office:value-type="float" office:value="21402">
            <text:p>21402</text:p>
          </table:table-cell>
          <table:table-cell office:value-type="string">
            <text:p>s0203.txt</text:p>
          </table:table-cell>
          <table:table-cell office:value-type="string">
            <text:p>Olivia's death</text:p>
          </table:table-cell>
          <table:table-cell office:value-type="float" office:value="0">
            <text:p>0</text:p>
          </table:table-cell>
          <table:table-cell table:number-columns-repeated="4" office:value-type="float" office:value="21402">
            <text:p>21402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office:value-type="string">
            <text:p>s0204.txt</text:p>
          </table:table-cell>
          <table:table-cell office:value-type="string">
            <text:p>Alice hears news of Vega killing Olivia and taking her territory</text:p>
          </table:table-cell>
          <table:table-cell office:value-type="float" office:value="0">
            <text:p>0</text:p>
          </table:table-cell>
          <table:table-cell table:number-columns-repeated="4" office:value-type="float" office:value="1418">
            <text:p>1418</text:p>
          </table:table-cell>
        </table:table-row>
        <table:table-row table:style-name="ro1">
          <table:table-cell office:value-type="float" office:value="9696">
            <text:p>9696</text:p>
          </table:table-cell>
          <table:table-cell office:value-type="string">
            <text:p>s0205.txt</text:p>
          </table:table-cell>
          <table:table-cell office:value-type="string">
            <text:p>Helen argues with Torianna and leaves to kill Vega and fails</text:p>
          </table:table-cell>
          <table:table-cell office:value-type="float" office:value="0">
            <text:p>0</text:p>
          </table:table-cell>
          <table:table-cell table:number-columns-repeated="4" office:value-type="float" office:value="9696">
            <text:p>9696</text:p>
          </table:table-cell>
        </table:table-row>
        <table:table-row table:style-name="ro1">
          <table:table-cell office:value-type="float" office:value="5635">
            <text:p>5635</text:p>
          </table:table-cell>
          <table:table-cell office:value-type="string">
            <text:p>s0206.txt</text:p>
          </table:table-cell>
          <table:table-cell office:value-type="string">
            <text:p>Torianna allies with Vega</text:p>
          </table:table-cell>
          <table:table-cell office:value-type="float" office:value="0">
            <text:p>0</text:p>
          </table:table-cell>
          <table:table-cell table:number-columns-repeated="4" office:value-type="float" office:value="5635">
            <text:p>5635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s0207.txt</text:p>
          </table:table-cell>
          <table:table-cell office:value-type="string">
            <text:p>Guessing that Alice is attacking Torianna after she allied with Vega</text:p>
          </table:table-cell>
          <table:table-cell office:value-type="float" office:value="0">
            <text:p>0</text:p>
          </table:table-cell>
          <table:table-cell table:number-columns-repeated="4" office:value-type="float" office:value="1033">
            <text:p>103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s0207A.txt</text:p>
          </table:table-cell>
          <table:table-cell office:value-type="string">
            <text:p>no dialogue</text:p>
          </table:table-cell>
          <table:table-cell table:number-columns-repeated="5" office:value-type="float" office:value="141">
            <text:p>141</text:p>
          </table:table-cell>
        </table:table-row>
        <table:table-row table:style-name="ro1">
          <table:table-cell office:value-type="float" office:value="6125">
            <text:p>6125</text:p>
          </table:table-cell>
          <table:table-cell office:value-type="string">
            <text:p>s0208.txt</text:p>
          </table:table-cell>
          <table:table-cell office:value-type="string">
            <text:p>Alice attacking Torianna who allied with Vega</text:p>
          </table:table-cell>
          <table:table-cell office:value-type="float" office:value="0">
            <text:p>0</text:p>
          </table:table-cell>
          <table:table-cell table:number-columns-repeated="4" office:value-type="float" office:value="6125">
            <text:p>6125</text:p>
          </table:table-cell>
        </table:table-row>
        <table:table-row table:style-name="ro1">
          <table:table-cell office:value-type="float" office:value="1638">
            <text:p>1638</text:p>
          </table:table-cell>
          <table:table-cell office:value-type="string">
            <text:p>s0209.txt</text:p>
          </table:table-cell>
          <table:table-cell office:value-type="string">
            <text:p>Marugeru digs up Olivia's body for her heart</text:p>
          </table:table-cell>
          <table:table-cell office:value-type="float" office:value="0">
            <text:p>0</text:p>
          </table:table-cell>
          <table:table-cell table:number-columns-repeated="4" office:value-type="float" office:value="1638">
            <text:p>1638</text:p>
          </table:table-cell>
        </table:table-row>
        <table:table-row table:style-name="ro1">
          <table:table-cell office:value-type="float" office:value="6372">
            <text:p>6372</text:p>
          </table:table-cell>
          <table:table-cell office:value-type="string">
            <text:p>s0210.txt</text:p>
          </table:table-cell>
          <table:table-cell office:value-type="string">
            <text:p>Vega surrenders to Alice or dies</text:p>
          </table:table-cell>
          <table:table-cell office:value-type="float" office:value="0">
            <text:p>0</text:p>
          </table:table-cell>
          <table:table-cell table:number-columns-repeated="4" office:value-type="float" office:value="6372">
            <text:p>6372</text:p>
          </table:table-cell>
        </table:table-row>
        <table:table-row table:style-name="ro1">
          <table:table-cell office:value-type="float" office:value="5648">
            <text:p>5648</text:p>
          </table:table-cell>
          <table:table-cell office:value-type="string">
            <text:p>s0211.txt</text:p>
          </table:table-cell>
          <table:table-cell office:value-type="string">
            <text:p>Alice asks for Torianna's surrender and gets it</text:p>
          </table:table-cell>
          <table:table-cell office:value-type="float" office:value="0">
            <text:p>0</text:p>
          </table:table-cell>
          <table:table-cell table:number-columns-repeated="4" office:value-type="float" office:value="5648">
            <text:p>5648</text:p>
          </table:table-cell>
        </table:table-row>
        <table:table-row table:style-name="ro1">
          <table:table-cell office:value-type="float" office:value="6254">
            <text:p>6254</text:p>
          </table:table-cell>
          <table:table-cell office:value-type="string">
            <text:p>s0212.txt</text:p>
          </table:table-cell>
          <table:table-cell office:value-type="string">
            <text:p>Vega surrender or death to avenge Olivia</text:p>
          </table:table-cell>
          <table:table-cell office:value-type="float" office:value="0">
            <text:p>0</text:p>
          </table:table-cell>
          <table:table-cell table:number-columns-repeated="4" office:value-type="float" office:value="6254">
            <text:p>6254</text:p>
          </table:table-cell>
        </table:table-row>
        <table:table-row table:style-name="ro1">
          <table:table-cell office:value-type="float" office:value="5939">
            <text:p>5939</text:p>
          </table:table-cell>
          <table:table-cell office:value-type="string">
            <text:p>s0213_11.txt</text:p>
          </table:table-cell>
          <table:table-cell office:value-type="string">
            <text:p>Alice attacks Triaina and Olivia</text:p>
          </table:table-cell>
          <table:table-cell office:value-type="float" office:value="0">
            <text:p>0</text:p>
          </table:table-cell>
          <table:table-cell table:number-columns-repeated="4" office:value-type="float" office:value="5939">
            <text:p>5939</text:p>
          </table:table-cell>
        </table:table-row>
        <table:table-row table:style-name="ro1">
          <table:table-cell office:value-type="float" office:value="5941">
            <text:p>5941</text:p>
          </table:table-cell>
          <table:table-cell office:value-type="string">
            <text:p>s0213_21.txt</text:p>
          </table:table-cell>
          <table:table-cell office:value-type="string">
            <text:p>Alice attacks Triaina and Olivia</text:p>
          </table:table-cell>
          <table:table-cell office:value-type="float" office:value="0">
            <text:p>0</text:p>
          </table:table-cell>
          <table:table-cell table:number-columns-repeated="4" office:value-type="float" office:value="5941">
            <text:p>5941</text:p>
          </table:table-cell>
        </table:table-row>
        <table:table-row table:style-name="ro1">
          <table:table-cell office:value-type="float" office:value="5859">
            <text:p>5859</text:p>
          </table:table-cell>
          <table:table-cell office:value-type="string">
            <text:p>s0213.txt</text:p>
          </table:table-cell>
          <table:table-cell office:value-type="string">
            <text:p>Alice attacks Triaina and Olivia</text:p>
          </table:table-cell>
          <table:table-cell office:value-type="float" office:value="0">
            <text:p>0</text:p>
          </table:table-cell>
          <table:table-cell table:number-columns-repeated="4" office:value-type="float" office:value="5859">
            <text:p>5859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office:value-type="string">
            <text:p>s0214.txt</text:p>
          </table:table-cell>
          <table:table-cell office:value-type="string">
            <text:p>Alice wins a battle against Triaina</text:p>
          </table:table-cell>
          <table:table-cell office:value-type="float" office:value="0">
            <text:p>0</text:p>
          </table:table-cell>
          <table:table-cell table:number-columns-repeated="4" office:value-type="float" office:value="1481">
            <text:p>1481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string">
            <text:p>s0215.txt</text:p>
          </table:table-cell>
          <table:table-cell office:value-type="string">
            <text:p>Olivia, Triaina, and Marugel talk</text:p>
          </table:table-cell>
          <table:table-cell office:value-type="float" office:value="0">
            <text:p>0</text:p>
          </table:table-cell>
          <table:table-cell table:number-columns-repeated="4" office:value-type="float" office:value="2700">
            <text:p>2700</text:p>
          </table:table-cell>
        </table:table-row>
        <table:table-row table:style-name="ro1">
          <table:table-cell office:value-type="float" office:value="4079">
            <text:p>4079</text:p>
          </table:table-cell>
          <table:table-cell office:value-type="string">
            <text:p>s0216.txt</text:p>
          </table:table-cell>
          <table:table-cell office:value-type="string">
            <text:p>Triaina flees to join Olivia in the face of Alice's army</text:p>
          </table:table-cell>
          <table:table-cell office:value-type="float" office:value="0">
            <text:p>0</text:p>
          </table:table-cell>
          <table:table-cell table:number-columns-repeated="4" office:value-type="float" office:value="4079">
            <text:p>407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s0216A.txt</text:p>
          </table:table-cell>
          <table:table-cell office:value-type="string">
            <text:p>no dialogue</text:p>
          </table:table-cell>
          <table:table-cell table:number-columns-repeated="5" office:value-type="float" office:value="205">
            <text:p>205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office:value-type="string">
            <text:p>s0217.txt</text:p>
          </table:table-cell>
          <table:table-cell office:value-type="string">
            <text:p>Alice captures Triaina's territory after defeating Marugel</text:p>
          </table:table-cell>
          <table:table-cell office:value-type="float" office:value="0">
            <text:p>0</text:p>
          </table:table-cell>
          <table:table-cell table:number-columns-repeated="4" office:value-type="float" office:value="1213">
            <text:p>1213</text:p>
          </table:table-cell>
        </table:table-row>
        <table:table-row table:style-name="ro1">
          <table:table-cell office:value-type="float" office:value="4507">
            <text:p>4507</text:p>
          </table:table-cell>
          <table:table-cell office:value-type="string">
            <text:p>s0218.txt</text:p>
          </table:table-cell>
          <table:table-cell office:value-type="string">
            <text:p>Marugel rejoins Triaina at Olivia's after his defeat</text:p>
          </table:table-cell>
          <table:table-cell office:value-type="float" office:value="0">
            <text:p>0</text:p>
          </table:table-cell>
          <table:table-cell table:number-columns-repeated="4" office:value-type="float" office:value="4507">
            <text:p>4507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office:value-type="string">
            <text:p>s0219.txt</text:p>
          </table:table-cell>
          <table:table-cell office:value-type="string">
            <text:p>Triple flank from Olivia, Triaina, and Marugel against Alice</text:p>
          </table:table-cell>
          <table:table-cell office:value-type="float" office:value="0">
            <text:p>0</text:p>
          </table:table-cell>
          <table:table-cell table:number-columns-repeated="4" office:value-type="float" office:value="2291">
            <text:p>2291</text:p>
          </table:table-cell>
        </table:table-row>
        <table:table-row table:style-name="ro1">
          <table:table-cell office:value-type="float" office:value="5884">
            <text:p>5884</text:p>
          </table:table-cell>
          <table:table-cell office:value-type="string">
            <text:p>s0220.txt</text:p>
          </table:table-cell>
          <table:table-cell office:value-type="string">
            <text:p>Alice's army surrounded</text:p>
          </table:table-cell>
          <table:table-cell office:value-type="float" office:value="0">
            <text:p>0</text:p>
          </table:table-cell>
          <table:table-cell table:number-columns-repeated="4" office:value-type="float" office:value="5884">
            <text:p>5884</text:p>
          </table:table-cell>
        </table:table-row>
        <table:table-row table:style-name="ro1">
          <table:table-cell office:value-type="float" office:value="6852">
            <text:p>6852</text:p>
          </table:table-cell>
          <table:table-cell office:value-type="string">
            <text:p>s0221.txt</text:p>
          </table:table-cell>
          <table:table-cell office:value-type="string">
            <text:p>Some post battle chatter between Olvia and Marugel</text:p>
          </table:table-cell>
          <table:table-cell office:value-type="float" office:value="0">
            <text:p>0</text:p>
          </table:table-cell>
          <table:table-cell table:number-columns-repeated="4" office:value-type="float" office:value="6852">
            <text:p>6852</text:p>
          </table:table-cell>
        </table:table-row>
        <table:table-row table:style-name="ro1">
          <table:table-cell office:value-type="float" office:value="4106">
            <text:p>4106</text:p>
          </table:table-cell>
          <table:table-cell office:value-type="string">
            <text:p>s0222.txt</text:p>
          </table:table-cell>
          <table:table-cell office:value-type="string">
            <text:p>Alice uses a strategy to outflank Triaina and alli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106">
            <text:p>410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s0222A.txt</text:p>
          </table:table-cell>
          <table:table-cell office:value-type="string">
            <text:p>no dialogue</text:p>
          </table:table-cell>
          <table:table-cell table:number-columns-repeated="5" office:value-type="float" office:value="149">
            <text:p>14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s0222B.txt</text:p>
          </table:table-cell>
          <table:table-cell office:value-type="string">
            <text:p>no dialogue</text:p>
          </table:table-cell>
          <table:table-cell table:number-columns-repeated="5" office:value-type="float" office:value="191">
            <text:p>191</text:p>
          </table:table-cell>
        </table:table-row>
        <table:table-row table:style-name="ro1">
          <table:table-cell office:value-type="float" office:value="23010">
            <text:p>23010</text:p>
          </table:table-cell>
          <table:table-cell office:value-type="string">
            <text:p>s0223.txt</text:p>
          </table:table-cell>
          <table:table-cell office:value-type="string">
            <text:p>Mostly Triaina and Oliva's absorption into Alice's forc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3010">
            <text:p>23010</text:p>
          </table:table-cell>
        </table:table-row>
        <table:table-row table:style-name="ro1">
          <table:table-cell office:value-type="float" office:value="2870">
            <text:p>2870</text:p>
          </table:table-cell>
          <table:table-cell office:value-type="string">
            <text:p>s0224.txt</text:p>
          </table:table-cell>
          <table:table-cell office:value-type="string">
            <text:p>Alice attacks I think Oliv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870">
            <text:p>2870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s0225.txt</text:p>
          </table:table-cell>
          <table:table-cell office:value-type="string">
            <text:p>Triana reinforces Oliv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07">
            <text:p>1407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s0225A.txt</text:p>
          </table:table-cell>
          <table:table-cell office:value-type="string">
            <text:p>Triana can't reinforce Olivia in time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79">
            <text:p>879</text:p>
          </table:table-cell>
        </table:table-row>
        <table:table-row table:style-name="ro1">
          <table:table-cell office:value-type="float" office:value="4577">
            <text:p>4577</text:p>
          </table:table-cell>
          <table:table-cell office:value-type="string">
            <text:p>s0226.txt</text:p>
          </table:table-cell>
          <table:table-cell office:value-type="string">
            <text:p>Triaina reinforcing Olivia and having a hard tim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577">
            <text:p>4577</text:p>
          </table:table-cell>
        </table:table-row>
        <table:table-row table:style-name="ro1">
          <table:table-cell office:value-type="float" office:value="5478">
            <text:p>5478</text:p>
          </table:table-cell>
          <table:table-cell office:value-type="string">
            <text:p>s0400.txt</text:p>
          </table:table-cell>
          <table:table-cell office:value-type="string">
            <text:p>Alice attacks Veg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478">
            <text:p>5478</text:p>
          </table:table-cell>
        </table:table-row>
        <table:table-row table:style-name="ro1">
          <table:table-cell office:value-type="float" office:value="4354">
            <text:p>4354</text:p>
          </table:table-cell>
          <table:table-cell office:value-type="string">
            <text:p>s0401.txt</text:p>
          </table:table-cell>
          <table:table-cell office:value-type="string">
            <text:p>Alice battle against Vega's forc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354">
            <text:p>4354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s0401A.txt</text:p>
          </table:table-cell>
          <table:table-cell office:value-type="string">
            <text:p>Alice defeats Gruman of vega's forc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4327">
            <text:p>4327</text:p>
          </table:table-cell>
          <table:table-cell office:value-type="string">
            <text:p>s0402.txt</text:p>
          </table:table-cell>
          <table:table-cell office:value-type="string">
            <text:p>Alice formulates plan to defeat a giant dragon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327">
            <text:p>4327</text:p>
          </table:table-cell>
        </table:table-row>
        <table:table-row table:style-name="ro1">
          <table:table-cell office:value-type="float" office:value="14133">
            <text:p>14133</text:p>
          </table:table-cell>
          <table:table-cell office:value-type="string">
            <text:p>s0403.txt</text:p>
          </table:table-cell>
          <table:table-cell office:value-type="string">
            <text:p>Alice honeypots giant dragon with maisi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133">
            <text:p>14133</text:p>
          </table:table-cell>
        </table:table-row>
        <table:table-row table:style-name="ro1">
          <table:table-cell office:value-type="float" office:value="6447">
            <text:p>6447</text:p>
          </table:table-cell>
          <table:table-cell office:value-type="string">
            <text:p>s0404.txt</text:p>
          </table:table-cell>
          <table:table-cell office:value-type="string">
            <text:p>Vega finds out the giant dragon was killed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447">
            <text:p>6447</text:p>
          </table:table-cell>
        </table:table-row>
        <table:table-row table:style-name="ro1">
          <table:table-cell office:value-type="float" office:value="8791">
            <text:p>8791</text:p>
          </table:table-cell>
          <table:table-cell office:value-type="string">
            <text:p>s0405.txt</text:p>
          </table:table-cell>
          <table:table-cell office:value-type="string">
            <text:p>Alice fights another battle against veg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791">
            <text:p>879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s0405A.txt</text:p>
          </table:table-cell>
          <table:table-cell office:value-type="string">
            <text:p>no dialogue</text:p>
          </table:table-cell>
          <table:table-cell table:number-columns-repeated="5" office:value-type="float" office:value="108">
            <text:p>10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0405B.txt</text:p>
          </table:table-cell>
          <table:table-cell office:value-type="string">
            <text:p>no dialogue</text:p>
          </table:table-cell>
          <table:table-cell table:number-columns-repeated="5" office:value-type="float" office:value="61">
            <text:p>61</text:p>
          </table:table-cell>
        </table:table-row>
        <table:table-row table:style-name="ro1">
          <table:table-cell office:value-type="float" office:value="2494">
            <text:p>2494</text:p>
          </table:table-cell>
          <table:table-cell office:value-type="string">
            <text:p>s0406.txt</text:p>
          </table:table-cell>
          <table:table-cell office:value-type="string">
            <text:p>Vega is in bad shape and about to lose to Alic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494">
            <text:p>249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0406A.txt</text:p>
          </table:table-cell>
          <table:table-cell office:value-type="string">
            <text:p>no dialogu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2444">
            <text:p>12444</text:p>
          </table:table-cell>
          <table:table-cell office:value-type="string">
            <text:p>s0407.txt</text:p>
          </table:table-cell>
          <table:table-cell office:value-type="string">
            <text:p>Alice defeats Veg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444">
            <text:p>12444</text:p>
          </table:table-cell>
        </table:table-row>
        <table:table-row table:style-name="ro1">
          <table:table-cell office:value-type="float" office:value="6857">
            <text:p>6857</text:p>
          </table:table-cell>
          <table:table-cell office:value-type="string">
            <text:p>s0500_43.txt</text:p>
          </table:table-cell>
          <table:table-cell office:value-type="string">
            <text:p>Charlotte chatt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857">
            <text:p>6857</text:p>
          </table:table-cell>
        </table:table-row>
        <table:table-row table:style-name="ro1">
          <table:table-cell office:value-type="float" office:value="6855">
            <text:p>6855</text:p>
          </table:table-cell>
          <table:table-cell office:value-type="string">
            <text:p>s0500_54.txt</text:p>
          </table:table-cell>
          <table:table-cell office:value-type="string">
            <text:p>Charlotte chatt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855">
            <text:p>6855</text:p>
          </table:table-cell>
        </table:table-row>
        <table:table-row table:style-name="ro1">
          <table:table-cell office:value-type="float" office:value="6705">
            <text:p>6705</text:p>
          </table:table-cell>
          <table:table-cell office:value-type="string">
            <text:p>s0500.txt</text:p>
          </table:table-cell>
          <table:table-cell office:value-type="string">
            <text:p>Charlotte's introduction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705">
            <text:p>6705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string">
            <text:p>s0501.txt</text:p>
          </table:table-cell>
          <table:table-cell office:value-type="string">
            <text:p>Alice attacks Charlott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36">
            <text:p>1436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s0502.txt</text:p>
          </table:table-cell>
          <table:table-cell office:value-type="string">
            <text:p>I think Charlotte lost a battl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15">
            <text:p>1115</text:p>
          </table:table-cell>
        </table:table-row>
        <table:table-row table:style-name="ro1">
          <table:table-cell office:value-type="float" office:value="6656">
            <text:p>6656</text:p>
          </table:table-cell>
          <table:table-cell office:value-type="string">
            <text:p>s0503.txt</text:p>
          </table:table-cell>
          <table:table-cell office:value-type="string">
            <text:p>Charlotte discussing threat of Alic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656">
            <text:p>6656</text:p>
          </table:table-cell>
        </table:table-row>
        <table:table-row table:style-name="ro1">
          <table:table-cell office:value-type="float" office:value="4067">
            <text:p>4067</text:p>
          </table:table-cell>
          <table:table-cell office:value-type="string">
            <text:p>s0504.txt</text:p>
          </table:table-cell>
          <table:table-cell office:value-type="string">
            <text:p>Alice fighting against Charlotte's forces I gues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067">
            <text:p>40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0504A.txt</text:p>
          </table:table-cell>
          <table:table-cell office:value-type="string">
            <text:p>no dialogue</text:p>
          </table:table-cell>
          <table:table-cell table:number-columns-repeated="5" office:value-type="float" office:value="86">
            <text:p>86</text:p>
          </table:table-cell>
        </table:table-row>
        <table:table-row table:style-name="ro1">
          <table:table-cell office:value-type="float" office:value="2918">
            <text:p>2918</text:p>
          </table:table-cell>
          <table:table-cell office:value-type="string">
            <text:p>s0505.txt</text:p>
          </table:table-cell>
          <table:table-cell office:value-type="string">
            <text:p>Loss of Charlotte's forc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918">
            <text:p>2918</text:p>
          </table:table-cell>
        </table:table-row>
        <table:table-row table:style-name="ro1">
          <table:table-cell office:value-type="float" office:value="5882">
            <text:p>5882</text:p>
          </table:table-cell>
          <table:table-cell office:value-type="string">
            <text:p>s0506.txt</text:p>
          </table:table-cell>
          <table:table-cell office:value-type="string">
            <text:p>Alice attacking one of Charlotte's fort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882">
            <text:p>5882</text:p>
          </table:table-cell>
        </table:table-row>
        <table:table-row table:style-name="ro1">
          <table:table-cell office:value-type="float" office:value="3907">
            <text:p>3907</text:p>
          </table:table-cell>
          <table:table-cell office:value-type="string">
            <text:p>s0507.txt</text:p>
          </table:table-cell>
          <table:table-cell office:value-type="string">
            <text:p>Alice retreat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907">
            <text:p>3907</text:p>
          </table:table-cell>
        </table:table-row>
        <table:table-row table:style-name="ro1">
          <table:table-cell office:value-type="float" office:value="9669">
            <text:p>9669</text:p>
          </table:table-cell>
          <table:table-cell office:value-type="string">
            <text:p>s0508.txt</text:p>
          </table:table-cell>
          <table:table-cell office:value-type="string">
            <text:p>Alice plans to defeat Charlotte's drug 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669">
            <text:p>9669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string">
            <text:p>s0509.txt</text:p>
          </table:table-cell>
          <table:table-cell office:value-type="string">
            <text:p>Another attack against Charlotte's fort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787">
            <text:p>1787</text:p>
          </table:table-cell>
        </table:table-row>
        <table:table-row table:style-name="ro1">
          <table:table-cell office:value-type="float" office:value="10155">
            <text:p>10155</text:p>
          </table:table-cell>
          <table:table-cell office:value-type="string">
            <text:p>s0510.txt</text:p>
          </table:table-cell>
          <table:table-cell office:value-type="string">
            <text:p>Charlotte offers surrender to Alic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155">
            <text:p>10155</text:p>
          </table:table-cell>
        </table:table-row>
        <table:table-row table:style-name="ro1">
          <table:table-cell office:value-type="float" office:value="11755">
            <text:p>11755</text:p>
          </table:table-cell>
          <table:table-cell office:value-type="string">
            <text:p>s0511.txt</text:p>
          </table:table-cell>
          <table:table-cell office:value-type="string">
            <text:p>Alice trying to figure out how to debuff Charlotte's subordinat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755">
            <text:p>11755</text:p>
          </table:table-cell>
        </table:table-row>
        <table:table-row table:style-name="ro1">
          <table:table-cell office:value-type="float" office:value="3130">
            <text:p>3130</text:p>
          </table:table-cell>
          <table:table-cell office:value-type="string">
            <text:p>s0512.txt</text:p>
          </table:table-cell>
          <table:table-cell office:value-type="string">
            <text:p>Emil is kidnapped I guess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30">
            <text:p>3130</text:p>
          </table:table-cell>
        </table:table-row>
        <table:table-row table:style-name="ro1">
          <table:table-cell office:value-type="float" office:value="2753">
            <text:p>2753</text:p>
          </table:table-cell>
          <table:table-cell office:value-type="string">
            <text:p>s0513.txt</text:p>
          </table:table-cell>
          <table:table-cell office:value-type="string">
            <text:p>Emil making some more of pill for Alic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753">
            <text:p>2753</text:p>
          </table:table-cell>
        </table:table-row>
        <table:table-row table:style-name="ro1">
          <table:table-cell office:value-type="float" office:value="7774">
            <text:p>7774</text:p>
          </table:table-cell>
          <table:table-cell office:value-type="string">
            <text:p>s0514.txt</text:p>
          </table:table-cell>
          <table:table-cell office:value-type="string">
            <text:p>Emil is sick at Alice'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774">
            <text:p>7774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string">
            <text:p>s0515.txt</text:p>
          </table:table-cell>
          <table:table-cell office:value-type="string">
            <text:p>Emil finishes some antidote medicine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634">
            <text:p>1634</text:p>
          </table:table-cell>
        </table:table-row>
        <table:table-row table:style-name="ro1">
          <table:table-cell office:value-type="float" office:value="2184">
            <text:p>2184</text:p>
          </table:table-cell>
          <table:table-cell office:value-type="string">
            <text:p>s0516.txt</text:p>
          </table:table-cell>
          <table:table-cell office:value-type="string">
            <text:p>Approach to give Emma medicin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184">
            <text:p>2184</text:p>
          </table:table-cell>
        </table:table-row>
        <table:table-row table:style-name="ro1">
          <table:table-cell office:value-type="float" office:value="27044">
            <text:p>27044</text:p>
          </table:table-cell>
          <table:table-cell office:value-type="string">
            <text:p>s0517.txt</text:p>
          </table:table-cell>
          <table:table-cell office:value-type="string">
            <text:p>Medicine takes effect on Emma or maybe not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7044">
            <text:p>27044</text:p>
          </table:table-cell>
        </table:table-row>
        <table:table-row table:style-name="ro1">
          <table:table-cell office:value-type="float" office:value="2144">
            <text:p>2144</text:p>
          </table:table-cell>
          <table:table-cell office:value-type="string">
            <text:p>s0600.txt</text:p>
          </table:table-cell>
          <table:table-cell office:value-type="string">
            <text:p>Akari's introduction. Puppet master witch I guess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3898">
            <text:p>3898</text:p>
          </table:table-cell>
          <table:table-cell office:value-type="string">
            <text:p>s0601.txt</text:p>
          </table:table-cell>
          <table:table-cell office:value-type="string">
            <text:p>Pumpkin puppet opens package and summons monst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898">
            <text:p>3898</text:p>
          </table:table-cell>
        </table:table-row>
        <table:table-row table:style-name="ro1">
          <table:table-cell office:value-type="float" office:value="3657">
            <text:p>3657</text:p>
          </table:table-cell>
          <table:table-cell office:value-type="string">
            <text:p>s0602.txt</text:p>
          </table:table-cell>
          <table:table-cell office:value-type="string">
            <text:p>Akari drugged and pumpkin king takes ov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657">
            <text:p>3657</text:p>
          </table:table-cell>
        </table:table-row>
        <table:table-row table:style-name="ro1">
          <table:table-cell office:value-type="float" office:value="7035">
            <text:p>7035</text:p>
          </table:table-cell>
          <table:table-cell office:value-type="string">
            <text:p>s0603_55.txt</text:p>
          </table:table-cell>
          <table:table-cell office:value-type="string">
            <text:p>Alice attacking Pumpk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035">
            <text:p>7035</text:p>
          </table:table-cell>
        </table:table-row>
        <table:table-row table:style-name="ro1">
          <table:table-cell office:value-type="float" office:value="7040">
            <text:p>7040</text:p>
          </table:table-cell>
          <table:table-cell office:value-type="string">
            <text:p>s0603_56.txt</text:p>
          </table:table-cell>
          <table:table-cell office:value-type="string">
            <text:p>Sam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040">
            <text:p>7040</text:p>
          </table:table-cell>
        </table:table-row>
        <table:table-row table:style-name="ro1">
          <table:table-cell office:value-type="float" office:value="6870">
            <text:p>6870</text:p>
          </table:table-cell>
          <table:table-cell office:value-type="string">
            <text:p>s0603.txt</text:p>
          </table:table-cell>
          <table:table-cell office:value-type="string">
            <text:p>Sam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870">
            <text:p>6870</text:p>
          </table:table-cell>
        </table:table-row>
        <table:table-row table:style-name="ro1">
          <table:table-cell office:value-type="float" office:value="2050">
            <text:p>2050</text:p>
          </table:table-cell>
          <table:table-cell office:value-type="string">
            <text:p>s0604.txt</text:p>
          </table:table-cell>
          <table:table-cell office:value-type="string">
            <text:p>Alice repels pumpkin k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050">
            <text:p>2050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string">
            <text:p>s0605.txt</text:p>
          </table:table-cell>
          <table:table-cell office:value-type="string">
            <text:p>Akari happy in prison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337">
            <text:p>1337</text:p>
          </table:table-cell>
        </table:table-row>
        <table:table-row table:style-name="ro1">
          <table:table-cell office:value-type="float" office:value="2575">
            <text:p>2575</text:p>
          </table:table-cell>
          <table:table-cell office:value-type="string">
            <text:p>s0606.txt</text:p>
          </table:table-cell>
          <table:table-cell office:value-type="string">
            <text:p>Pumpking and minions talking about Alice's invasion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575">
            <text:p>2575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s0606A.txt</text:p>
          </table:table-cell>
          <table:table-cell office:value-type="string">
            <text:p>no text?</text:p>
          </table:table-cell>
          <table:table-cell table:number-columns-repeated="5" office:value-type="float" office:value="998">
            <text:p>998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s0606B.txt</text:p>
          </table:table-cell>
          <table:table-cell office:value-type="string">
            <text:p>no text?</text:p>
          </table:table-cell>
          <table:table-cell table:number-columns-repeated="5" office:value-type="float" office:value="443">
            <text:p>443</text:p>
          </table:table-cell>
        </table:table-row>
        <table:table-row table:style-name="ro1">
          <table:table-cell office:value-type="float" office:value="6206">
            <text:p>6206</text:p>
          </table:table-cell>
          <table:table-cell office:value-type="string">
            <text:p>s0607.txt</text:p>
          </table:table-cell>
          <table:table-cell office:value-type="string">
            <text:p>Pumpking loos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206">
            <text:p>6206</text:p>
          </table:table-cell>
        </table:table-row>
        <table:table-row table:style-name="ro1">
          <table:table-cell office:value-type="float" office:value="2501">
            <text:p>2501</text:p>
          </table:table-cell>
          <table:table-cell office:value-type="string">
            <text:p>s0608.txt</text:p>
          </table:table-cell>
          <table:table-cell office:value-type="string">
            <text:p>Alice retreats from Pumpk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501">
            <text:p>2501</text:p>
          </table:table-cell>
        </table:table-row>
        <table:table-row table:style-name="ro1">
          <table:table-cell office:value-type="float" office:value="3585">
            <text:p>3585</text:p>
          </table:table-cell>
          <table:table-cell office:value-type="string">
            <text:p>s0609.txt</text:p>
          </table:table-cell>
          <table:table-cell office:value-type="string">
            <text:p>Alice formulating plan about Pumpk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585">
            <text:p>3585</text:p>
          </table:table-cell>
        </table:table-row>
        <table:table-row table:style-name="ro1">
          <table:table-cell office:value-type="float" office:value="20355">
            <text:p>20355</text:p>
          </table:table-cell>
          <table:table-cell office:value-type="string">
            <text:p>s0610.txt</text:p>
          </table:table-cell>
          <table:table-cell office:value-type="string">
            <text:p>Alice infiltrates Pumpking and rescues Akari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0355">
            <text:p>20355</text:p>
          </table:table-cell>
        </table:table-row>
        <table:table-row table:style-name="ro1">
          <table:table-cell office:value-type="float" office:value="4609">
            <text:p>4609</text:p>
          </table:table-cell>
          <table:table-cell office:value-type="string">
            <text:p>s0700.txt</text:p>
          </table:table-cell>
          <table:table-cell office:value-type="string">
            <text:p>Poison itch and mi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609">
            <text:p>4609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string">
            <text:p>s0701_66.txt</text:p>
          </table:table-cell>
          <table:table-cell office:value-type="string">
            <text:p>Zombie witch invading and rallying zombi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612">
            <text:p>1612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string">
            <text:p>s0701_71.txt</text:p>
          </table:table-cell>
          <table:table-cell office:value-type="string">
            <text:p>Zombie witch invading and rallying zombi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609">
            <text:p>1609</text:p>
          </table:table-cell>
        </table:table-row>
        <table:table-row table:style-name="ro1">
          <table:table-cell office:value-type="float" office:value="1523">
            <text:p>1523</text:p>
          </table:table-cell>
          <table:table-cell office:value-type="string">
            <text:p>s0701.txt</text:p>
          </table:table-cell>
          <table:table-cell office:value-type="string">
            <text:p>Zombie witch invading and rallying zombi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523">
            <text:p>1523</text:p>
          </table:table-cell>
        </table:table-row>
        <table:table-row table:style-name="ro1">
          <table:table-cell office:value-type="float" office:value="6491">
            <text:p>6491</text:p>
          </table:table-cell>
          <table:table-cell office:value-type="string">
            <text:p>s0702.txt</text:p>
          </table:table-cell>
          <table:table-cell table:style-name="ce1" office:value-type="string">
            <text:p>Meg helping Lily gather zombie part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491">
            <text:p>6491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string">
            <text:p>s0703.txt</text:p>
          </table:table-cell>
          <table:table-cell office:value-type="string">
            <text:p>Alice and Lily trash talk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31">
            <text:p>143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0703A.txt</text:p>
          </table:table-cell>
          <table:table-cell office:value-type="string">
            <text:p>no text?</text:p>
          </table:table-cell>
          <table:table-cell table:number-columns-repeated="5" office:value-type="float" office:value="106">
            <text:p>106</text:p>
          </table:table-cell>
        </table:table-row>
        <table:table-row table:style-name="ro1">
          <table:table-cell office:value-type="float" office:value="8919">
            <text:p>8919</text:p>
          </table:table-cell>
          <table:table-cell office:value-type="string">
            <text:p>s0704.txt</text:p>
          </table:table-cell>
          <table:table-cell office:value-type="string">
            <text:p>Alice kills Lily Mig takes over a bit I gues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919">
            <text:p>8919</text:p>
          </table:table-cell>
        </table:table-row>
        <table:table-row table:style-name="ro1">
          <table:table-cell office:value-type="float" office:value="3894">
            <text:p>3894</text:p>
          </table:table-cell>
          <table:table-cell office:value-type="string">
            <text:p>s0705.txt</text:p>
          </table:table-cell>
          <table:table-cell office:value-type="string">
            <text:p>Migs zombies attack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894">
            <text:p>3894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s0706.txt</text:p>
          </table:table-cell>
          <table:table-cell office:value-type="string">
            <text:p>Some sort of zombie eating spectre monst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38">
            <text:p>1238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string">
            <text:p>s0707.txt</text:p>
          </table:table-cell>
          <table:table-cell office:value-type="string">
            <text:p>Fighting giant zombi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814">
            <text:p>181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0707A.txt</text:p>
          </table:table-cell>
          <table:table-cell office:value-type="string">
            <text:p>no text?</text:p>
          </table:table-cell>
          <table:table-cell table:number-columns-repeated="5" office:value-type="float" office:value="91">
            <text:p>91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s0708.txt</text:p>
          </table:table-cell>
          <table:table-cell office:value-type="string">
            <text:p>Destroyed left arm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33">
            <text:p>933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s0709.txt</text:p>
          </table:table-cell>
          <table:table-cell office:value-type="string">
            <text:p>Going after right arm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s0709A.txt</text:p>
          </table:table-cell>
          <table:table-cell office:value-type="string">
            <text:p>no text?</text:p>
          </table:table-cell>
          <table:table-cell table:number-columns-repeated="5" office:value-type="float" office:value="118">
            <text:p>118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s0710.txt</text:p>
          </table:table-cell>
          <table:table-cell office:value-type="string">
            <text:p>Right arm destroyed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s0711.txt</text:p>
          </table:table-cell>
          <table:table-cell table:style-name="ce1" office:value-type="string">
            <text:p>Final attack on zombie lily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s0711A.txt</text:p>
          </table:table-cell>
          <table:table-cell office:value-type="string">
            <text:p>no text?</text:p>
          </table:table-cell>
          <table:table-cell table:number-columns-repeated="5" office:value-type="float" office:value="118">
            <text:p>118</text:p>
          </table:table-cell>
        </table:table-row>
        <table:table-row table:style-name="ro1">
          <table:table-cell office:value-type="float" office:value="8328">
            <text:p>8328</text:p>
          </table:table-cell>
          <table:table-cell office:value-type="string">
            <text:p>s0712.txt</text:p>
          </table:table-cell>
          <table:table-cell office:value-type="string">
            <text:p>Alice recruits Mi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328">
            <text:p>8328</text:p>
          </table:table-cell>
        </table:table-row>
        <table:table-row table:style-name="ro1">
          <table:table-cell office:value-type="float" office:value="6198">
            <text:p>6198</text:p>
          </table:table-cell>
          <table:table-cell office:value-type="string">
            <text:p>s0713.txt</text:p>
          </table:table-cell>
          <table:table-cell office:value-type="string">
            <text:p>Ditto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198">
            <text:p>6198</text:p>
          </table:table-cell>
        </table:table-row>
        <table:table-row table:style-name="ro1">
          <table:table-cell office:value-type="float" office:value="2434">
            <text:p>2434</text:p>
          </table:table-cell>
          <table:table-cell office:value-type="string">
            <text:p>s0800.txt</text:p>
          </table:table-cell>
          <table:table-cell office:value-type="string">
            <text:p>Eri and Cidre confronting Ryza</text:p>
          </table:table-cell>
          <table:table-cell office:value-type="float" office:value="0">
            <text:p>0</text:p>
          </table:table-cell>
          <table:table-cell table:number-columns-repeated="4" office:value-type="float" office:value="2434">
            <text:p>2434</text:p>
          </table:table-cell>
        </table:table-row>
        <table:table-row table:style-name="ro1">
          <table:table-cell office:value-type="float" office:value="4281">
            <text:p>4281</text:p>
          </table:table-cell>
          <table:table-cell office:value-type="string">
            <text:p>s0801.txt</text:p>
          </table:table-cell>
          <table:table-cell office:value-type="string">
            <text:p>Eri is recklessly attack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281">
            <text:p>4281</text:p>
          </table:table-cell>
        </table:table-row>
        <table:table-row table:style-name="ro1">
          <table:table-cell office:value-type="float" office:value="2062">
            <text:p>2062</text:p>
          </table:table-cell>
          <table:table-cell office:value-type="string">
            <text:p>s0802.txt</text:p>
          </table:table-cell>
          <table:table-cell office:value-type="string">
            <text:p>Veronica has the upper hand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062">
            <text:p>206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0802A.txt</text:p>
          </table:table-cell>
          <table:table-cell office:value-type="string">
            <text:p>no text?</text:p>
          </table:table-cell>
          <table:table-cell table:number-columns-repeated="5" office:value-type="float" office:value="104">
            <text:p>104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s0803.txt</text:p>
          </table:table-cell>
          <table:table-cell office:value-type="string">
            <text:p>no text?</text:p>
          </table:table-cell>
          <table:table-cell table:number-columns-repeated="5" office:value-type="float" office:value="743">
            <text:p>74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0803A.txt</text:p>
          </table:table-cell>
          <table:table-cell office:value-type="string">
            <text:p>no text?</text:p>
          </table:table-cell>
          <table:table-cell table:number-columns-repeated="5" office:value-type="float" office:value="95">
            <text:p>95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s0804.txt</text:p>
          </table:table-cell>
          <table:table-cell office:value-type="string">
            <text:p>no text?</text:p>
          </table:table-cell>
          <table:table-cell table:number-columns-repeated="5" office:value-type="float" office:value="791">
            <text:p>79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s0804A.txt</text:p>
          </table:table-cell>
          <table:table-cell office:value-type="string">
            <text:p>no text?</text:p>
          </table:table-cell>
          <table:table-cell table:number-columns-repeated="5" office:value-type="float" office:value="115">
            <text:p>115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s0805.txt</text:p>
          </table:table-cell>
          <table:table-cell office:value-type="string">
            <text:p>no text?</text:p>
          </table:table-cell>
          <table:table-cell table:number-columns-repeated="5" office:value-type="float" office:value="747">
            <text:p>74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0805A.txt</text:p>
          </table:table-cell>
          <table:table-cell office:value-type="string">
            <text:p>no text?</text:p>
          </table:table-cell>
          <table:table-cell table:number-columns-repeated="5" office:value-type="float" office:value="98">
            <text:p>98</text:p>
          </table:table-cell>
        </table:table-row>
        <table:table-row table:style-name="ro1">
          <table:table-cell office:value-type="float" office:value="2807">
            <text:p>2807</text:p>
          </table:table-cell>
          <table:table-cell office:value-type="string">
            <text:p>s0806.txt</text:p>
          </table:table-cell>
          <table:table-cell office:value-type="string">
            <text:p>Eri and Cidre losing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s0806A.txt</text:p>
          </table:table-cell>
          <table:table-cell office:value-type="string">
            <text:p>no text?</text:p>
          </table:table-cell>
          <table:table-cell table:number-columns-repeated="5" office:value-type="float" office:value="110">
            <text:p>110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string">
            <text:p>s0807.txt</text:p>
          </table:table-cell>
          <table:table-cell office:value-type="string">
            <text:p>Alice bad dream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08">
            <text:p>1408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s0808.txt</text:p>
          </table:table-cell>
          <table:table-cell office:value-type="string">
            <text:p>no text?</text:p>
          </table:table-cell>
          <table:table-cell table:number-columns-repeated="5" office:value-type="float" office:value="765">
            <text:p>765</text:p>
          </table:table-cell>
        </table:table-row>
        <table:table-row table:style-name="ro1">
          <table:table-cell office:value-type="float" office:value="2747">
            <text:p>2747</text:p>
          </table:table-cell>
          <table:table-cell office:value-type="string">
            <text:p>s0809.txt</text:p>
          </table:table-cell>
          <table:table-cell office:value-type="string">
            <text:p>Ryza struggling against veronic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747">
            <text:p>2747</text:p>
          </table:table-cell>
        </table:table-row>
        <table:table-row table:style-name="ro1">
          <table:table-cell office:value-type="float" office:value="3161">
            <text:p>3161</text:p>
          </table:table-cell>
          <table:table-cell office:value-type="string">
            <text:p>s0810.txt</text:p>
          </table:table-cell>
          <table:table-cell office:value-type="string">
            <text:p>Veronica versus n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61">
            <text:p>316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0810A.txt</text:p>
          </table:table-cell>
          <table:table-cell office:value-type="string">
            <text:p>no text?</text:p>
          </table:table-cell>
          <table:table-cell table:number-columns-repeated="5" office:value-type="float" office:value="98">
            <text:p>98</text:p>
          </table:table-cell>
        </table:table-row>
        <table:table-row table:style-name="ro1">
          <table:table-cell office:value-type="float" office:value="3140">
            <text:p>3140</text:p>
          </table:table-cell>
          <table:table-cell office:value-type="string">
            <text:p>s0811.txt</text:p>
          </table:table-cell>
          <table:table-cell office:value-type="string">
            <text:p>Eri and Cidre losing, but not retreat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40">
            <text:p>314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s0811A.txt</text:p>
          </table:table-cell>
          <table:table-cell office:value-type="string">
            <text:p>no text?</text:p>
          </table:table-cell>
          <table:table-cell table:number-columns-repeated="5" office:value-type="float" office:value="113">
            <text:p>113</text:p>
          </table:table-cell>
        </table:table-row>
        <table:table-row table:style-name="ro1">
          <table:table-cell office:value-type="float" office:value="2582">
            <text:p>2582</text:p>
          </table:table-cell>
          <table:table-cell office:value-type="string">
            <text:p>s0812.txt</text:p>
          </table:table-cell>
          <table:table-cell office:value-type="string">
            <text:p>veronica guerilla tactics against n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s0813.txt</text:p>
          </table:table-cell>
          <table:table-cell office:value-type="string">
            <text:p>no text?</text:p>
          </table:table-cell>
          <table:table-cell table:number-columns-repeated="5" office:value-type="float" office:value="753">
            <text:p>753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string">
            <text:p>s0813A.txt</text:p>
          </table:table-cell>
          <table:table-cell office:value-type="string">
            <text:p>More Veronica v N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802">
            <text:p>1802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string">
            <text:p>s0814.txt</text:p>
          </table:table-cell>
          <table:table-cell office:value-type="string">
            <text:p>Veronica ambush against N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371">
            <text:p>1371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s0815.txt</text:p>
          </table:table-cell>
          <table:table-cell office:value-type="string">
            <text:p>no text?</text:p>
          </table:table-cell>
          <table:table-cell table:number-columns-repeated="5" office:value-type="float" office:value="751">
            <text:p>751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office:value-type="string">
            <text:p>s0815A.txt</text:p>
          </table:table-cell>
          <table:table-cell office:value-type="string">
            <text:p>Nia driven crazy by constant attacks by Veronic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65">
            <text:p>1165</text:p>
          </table:table-cell>
        </table:table-row>
        <table:table-row table:style-name="ro1">
          <table:table-cell office:value-type="float" office:value="3465">
            <text:p>3465</text:p>
          </table:table-cell>
          <table:table-cell office:value-type="string">
            <text:p>s0816.txt</text:p>
          </table:table-cell>
          <table:table-cell office:value-type="string">
            <text:p>Veronica, Eric and Cidre talk. Also Ryza and Nia. Advantage V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465">
            <text:p>3465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string">
            <text:p>s0817.txt</text:p>
          </table:table-cell>
          <table:table-cell office:value-type="string">
            <text:p>Ryza thunderbolt attack on Fort Leningrad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55">
            <text:p>1455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s0818.txt</text:p>
          </table:table-cell>
          <table:table-cell office:value-type="string">
            <text:p>Leningrad heavy fighting between Veronica and Ryz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2092">
            <text:p>2092</text:p>
          </table:table-cell>
          <table:table-cell office:value-type="string">
            <text:p>s0819.txt</text:p>
          </table:table-cell>
          <table:table-cell office:value-type="string">
            <text:p>Veronica on offensive with Cidre leading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092">
            <text:p>2092</text:p>
          </table:table-cell>
        </table:table-row>
        <table:table-row table:style-name="ro1">
          <table:table-cell office:value-type="float" office:value="2331">
            <text:p>2331</text:p>
          </table:table-cell>
          <table:table-cell office:value-type="string">
            <text:p>s0820.txt</text:p>
          </table:table-cell>
          <table:table-cell office:value-type="string">
            <text:p>Veronica winning war of attrition against Ryz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331">
            <text:p>2331</text:p>
          </table:table-cell>
        </table:table-row>
        <table:table-row table:style-name="ro1">
          <table:table-cell office:value-type="float" office:value="3865">
            <text:p>3865</text:p>
          </table:table-cell>
          <table:table-cell office:value-type="string">
            <text:p>s0821.txt</text:p>
          </table:table-cell>
          <table:table-cell office:value-type="string">
            <text:p>Marugeru delivers heart to Ryz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865">
            <text:p>3865</text:p>
          </table:table-cell>
        </table:table-row>
        <table:table-row table:style-name="ro1">
          <table:table-cell office:value-type="float" office:value="2546">
            <text:p>2546</text:p>
          </table:table-cell>
          <table:table-cell office:value-type="string">
            <text:p>s0822.txt</text:p>
          </table:table-cell>
          <table:table-cell office:value-type="string">
            <text:p>Veronica trying to finish off Ryz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546">
            <text:p>2546</text:p>
          </table:table-cell>
        </table:table-row>
        <table:table-row table:style-name="ro1">
          <table:table-cell office:value-type="float" office:value="2264">
            <text:p>2264</text:p>
          </table:table-cell>
          <table:table-cell office:value-type="string">
            <text:p>s0823.txt</text:p>
          </table:table-cell>
          <table:table-cell office:value-type="string">
            <text:p>Realizes Ryza's forces are packed with homunculou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264">
            <text:p>2264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s0824.txt</text:p>
          </table:table-cell>
          <table:table-cell office:value-type="string">
            <text:p>no text?</text:p>
          </table:table-cell>
          <table:table-cell table:number-columns-repeated="5" office:value-type="float" office:value="725">
            <text:p>725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s0824A.txt</text:p>
          </table:table-cell>
          <table:table-cell office:value-type="string">
            <text:p>Leningrad lost to homunculu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03">
            <text:p>1003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office:value-type="string">
            <text:p>s0825.txt</text:p>
          </table:table-cell>
          <table:table-cell office:value-type="string">
            <text:p>Town of Warsaw Veronica v Ryz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506">
            <text:p>1506</text:p>
          </table:table-cell>
        </table:table-row>
        <table:table-row table:style-name="ro1">
          <table:table-cell office:value-type="float" office:value="2301">
            <text:p>2301</text:p>
          </table:table-cell>
          <table:table-cell office:value-type="string">
            <text:p>s0826.txt</text:p>
          </table:table-cell>
          <table:table-cell office:value-type="string">
            <text:p>Veronica fled from Warsaw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301">
            <text:p>2301</text:p>
          </table:table-cell>
        </table:table-row>
        <table:table-row table:style-name="ro1">
          <table:table-cell office:value-type="float" office:value="5664">
            <text:p>5664</text:p>
          </table:table-cell>
          <table:table-cell office:value-type="string">
            <text:p>s0827.txt</text:p>
          </table:table-cell>
          <table:table-cell office:value-type="string">
            <text:p>Veronica takes in Alice as a child after Ryza and Nia bully h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664">
            <text:p>5664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string">
            <text:p>s0828.txt</text:p>
          </table:table-cell>
          <table:table-cell office:value-type="string">
            <text:p>Veronica takes Alice to the circu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012">
            <text:p>3012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s0829.txt</text:p>
          </table:table-cell>
          <table:table-cell office:value-type="string">
            <text:p>no text?</text:p>
          </table:table-cell>
          <table:table-cell table:number-columns-repeated="5" office:value-type="float" office:value="752">
            <text:p>75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0829A.txt</text:p>
          </table:table-cell>
          <table:table-cell office:value-type="string">
            <text:p>no text?</text:p>
          </table:table-cell>
          <table:table-cell table:number-columns-repeated="5" office:value-type="float" office:value="48">
            <text:p>48</text:p>
          </table:table-cell>
        </table:table-row>
        <table:table-row table:style-name="ro1">
          <table:table-cell office:value-type="float" office:value="16228">
            <text:p>16228</text:p>
          </table:table-cell>
          <table:table-cell office:value-type="string">
            <text:p>s0830.txt</text:p>
          </table:table-cell>
          <table:table-cell office:value-type="string">
            <text:p>Ryza and Nia cause circus trouble and Veronica saves them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6228">
            <text:p>16228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s0831.txt</text:p>
          </table:table-cell>
          <table:table-cell office:value-type="string">
            <text:p>no text?</text:p>
          </table:table-cell>
          <table:table-cell table:number-columns-repeated="5" office:value-type="float" office:value="722">
            <text:p>722</text:p>
          </table:table-cell>
        </table:table-row>
        <table:table-row table:style-name="ro1">
          <table:table-cell office:value-type="float" office:value="7337">
            <text:p>7337</text:p>
          </table:table-cell>
          <table:table-cell office:value-type="string">
            <text:p>s0832.txt</text:p>
          </table:table-cell>
          <table:table-cell office:value-type="string">
            <text:p>Veronica and Eli captured. Eli flees to join Alice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337">
            <text:p>7337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office:value-type="string">
            <text:p>s0833.txt</text:p>
          </table:table-cell>
          <table:table-cell office:value-type="string">
            <text:p>Eli in Alice's custody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758">
            <text:p>1758</text:p>
          </table:table-cell>
        </table:table-row>
        <table:table-row table:style-name="ro1">
          <table:table-cell office:value-type="float" office:value="14165">
            <text:p>14165</text:p>
          </table:table-cell>
          <table:table-cell office:value-type="string">
            <text:p>s0834.txt</text:p>
          </table:table-cell>
          <table:table-cell office:value-type="string">
            <text:p>Eli talks to Alice's forces about her past with Veronic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165">
            <text:p>14165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s0835.txt</text:p>
          </table:table-cell>
          <table:table-cell office:value-type="string">
            <text:p>no text?</text:p>
          </table:table-cell>
          <table:table-cell table:number-columns-repeated="5" office:value-type="float" office:value="501">
            <text:p>501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s0836.txt</text:p>
          </table:table-cell>
          <table:table-cell office:value-type="string">
            <text:p>Cidre evading capture by Ryza's forc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10">
            <text:p>1110</text:p>
          </table:table-cell>
        </table:table-row>
        <table:table-row table:style-name="ro1">
          <table:table-cell office:value-type="float" office:value="4075">
            <text:p>4075</text:p>
          </table:table-cell>
          <table:table-cell office:value-type="string">
            <text:p>s0837.txt</text:p>
          </table:table-cell>
          <table:table-cell office:value-type="string">
            <text:p>Eli reveals world tree is the path to the north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075">
            <text:p>4075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s0837A.txt</text:p>
          </table:table-cell>
          <table:table-cell office:value-type="string">
            <text:p>Canceling invasion from Alice into a forest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string">
            <text:p>s0838.txt</text:p>
          </table:table-cell>
          <table:table-cell office:value-type="string">
            <text:p>Alice reaches world tre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666">
            <text:p>166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0838A.txt</text:p>
          </table:table-cell>
          <table:table-cell office:value-type="string">
            <text:p>no text?</text:p>
          </table:table-cell>
          <table:table-cell table:number-columns-repeated="5" office:value-type="float" office:value="107">
            <text:p>107</text:p>
          </table:table-cell>
        </table:table-row>
        <table:table-row table:style-name="ro1">
          <table:table-cell office:value-type="float" office:value="3609">
            <text:p>3609</text:p>
          </table:table-cell>
          <table:table-cell office:value-type="string">
            <text:p>s0839.txt</text:p>
          </table:table-cell>
          <table:table-cell office:value-type="string">
            <text:p>Ryza looking for a route south, assigns the task to Marugeru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609">
            <text:p>3609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office:value-type="string">
            <text:p>s0840.txt</text:p>
          </table:table-cell>
          <table:table-cell office:value-type="string">
            <text:p>Marugeru found the route according to Ryza/Nia dialogu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914">
            <text:p>1914</text:p>
          </table:table-cell>
        </table:table-row>
        <table:table-row table:style-name="ro1">
          <table:table-cell office:value-type="float" office:value="4726">
            <text:p>4726</text:p>
          </table:table-cell>
          <table:table-cell office:value-type="string">
            <text:p>s0841.txt</text:p>
          </table:table-cell>
          <table:table-cell office:value-type="string">
            <text:p>Ryza starting to break down tree with Homunculi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726">
            <text:p>4726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s0842.txt</text:p>
          </table:table-cell>
          <table:table-cell office:value-type="string">
            <text:p>Alice and Ryza's Homunculi meet mid world tree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4309">
            <text:p>4309</text:p>
          </table:table-cell>
          <table:table-cell office:value-type="string">
            <text:p>s0843.txt</text:p>
          </table:table-cell>
          <table:table-cell office:value-type="string">
            <text:p>At Alice's house she talks to Eli about the homunculi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309">
            <text:p>4309</text:p>
          </table:table-cell>
        </table:table-row>
        <table:table-row table:style-name="ro1">
          <table:table-cell office:value-type="float" office:value="5551">
            <text:p>5551</text:p>
          </table:table-cell>
          <table:table-cell office:value-type="string">
            <text:p>s0844.txt</text:p>
          </table:table-cell>
          <table:table-cell office:value-type="string">
            <text:p>Alice attacks forr Leningrad with a tow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551">
            <text:p>5551</text:p>
          </table:table-cell>
        </table:table-row>
        <table:table-row table:style-name="ro1">
          <table:table-cell office:value-type="float" office:value="4279">
            <text:p>4279</text:p>
          </table:table-cell>
          <table:table-cell office:value-type="string">
            <text:p>s0845.txt</text:p>
          </table:table-cell>
          <table:table-cell office:value-type="string">
            <text:p>Ryza tells Veronica about Alice. Sending Homunculus after her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279">
            <text:p>4279</text:p>
          </table:table-cell>
        </table:table-row>
        <table:table-row table:style-name="ro1">
          <table:table-cell office:value-type="float" office:value="10439">
            <text:p>10439</text:p>
          </table:table-cell>
          <table:table-cell office:value-type="string">
            <text:p>s0846_88.txt</text:p>
          </table:table-cell>
          <table:table-cell office:value-type="string">
            <text:p>Eri and Alice meet up with Cidre in secret tunnel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439">
            <text:p>10439</text:p>
          </table:table-cell>
        </table:table-row>
        <table:table-row table:style-name="ro1">
          <table:table-cell office:value-type="float" office:value="10442">
            <text:p>10442</text:p>
          </table:table-cell>
          <table:table-cell office:value-type="string">
            <text:p>s0846_93.txt</text:p>
          </table:table-cell>
          <table:table-cell office:value-type="string">
            <text:p>Eri and Alice meet up with Cidre in secret tunnel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442">
            <text:p>10442</text:p>
          </table:table-cell>
        </table:table-row>
        <table:table-row table:style-name="ro1">
          <table:table-cell office:value-type="float" office:value="10444">
            <text:p>10444</text:p>
          </table:table-cell>
          <table:table-cell office:value-type="string">
            <text:p>s0846.txt</text:p>
          </table:table-cell>
          <table:table-cell office:value-type="string">
            <text:p>Eri and Alice meet up with Cidre in secret tunnel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444">
            <text:p>10444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string">
            <text:p>s0847.txt</text:p>
          </table:table-cell>
          <table:table-cell office:value-type="string">
            <text:p>Alice in Maginot line prison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760">
            <text:p>1760</text:p>
          </table:table-cell>
        </table:table-row>
        <table:table-row table:style-name="ro1">
          <table:table-cell office:value-type="float" office:value="6129">
            <text:p>6129</text:p>
          </table:table-cell>
          <table:table-cell office:value-type="string">
            <text:p>s0848.txt</text:p>
          </table:table-cell>
          <table:table-cell office:value-type="string">
            <text:p>Alice at Maginot central line. Veronica about to be executed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129">
            <text:p>612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s0848A.txt</text:p>
          </table:table-cell>
          <table:table-cell office:value-type="string">
            <text:p>Alice cancels an invasion for not occupying all of Maginot line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6563">
            <text:p>6563</text:p>
          </table:table-cell>
          <table:table-cell office:value-type="string">
            <text:p>s0849.txt</text:p>
          </table:table-cell>
          <table:table-cell office:value-type="string">
            <text:p>Alice saves veronica, Nia shot and Ryza escap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563">
            <text:p>6563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string">
            <text:p>s0850.txt</text:p>
          </table:table-cell>
          <table:table-cell office:value-type="string">
            <text:p>Nia dies I think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590">
            <text:p>1590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string">
            <text:p>s0851.txt</text:p>
          </table:table-cell>
          <table:table-cell office:value-type="string">
            <text:p>Ryza kills herself by pulling out her heart to use with Nia'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53">
            <text:p>1253</text:p>
          </table:table-cell>
        </table:table-row>
        <table:table-row table:style-name="ro1">
          <table:table-cell office:value-type="float" office:value="3257">
            <text:p>3257</text:p>
          </table:table-cell>
          <table:table-cell office:value-type="string">
            <text:p>s0852.txt</text:p>
          </table:table-cell>
          <table:table-cell office:value-type="string">
            <text:p>Ryza and Nia become the homunculus Ryzan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257">
            <text:p>3257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s0853.txt</text:p>
          </table:table-cell>
          <table:table-cell office:value-type="string">
            <text:p>no text?</text:p>
          </table:table-cell>
          <table:table-cell table:number-columns-repeated="5" office:value-type="float" office:value="237">
            <text:p>237</text:p>
          </table:table-cell>
        </table:table-row>
        <table:table-row table:style-name="ro1">
          <table:table-cell office:value-type="float" office:value="4027">
            <text:p>4027</text:p>
          </table:table-cell>
          <table:table-cell office:value-type="string">
            <text:p>s0854.txt</text:p>
          </table:table-cell>
          <table:table-cell office:value-type="string">
            <text:p>Veronica killed by Ryza at Maginot central by gullotin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027">
            <text:p>4027</text:p>
          </table:table-cell>
        </table:table-row>
        <table:table-row table:style-name="ro1">
          <table:table-cell office:value-type="float" office:value="2484">
            <text:p>2484</text:p>
          </table:table-cell>
          <table:table-cell office:value-type="string">
            <text:p>s0855.txt</text:p>
          </table:table-cell>
          <table:table-cell office:value-type="string">
            <text:p>Alice in shock Eri takes ov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484">
            <text:p>2484</text:p>
          </table:table-cell>
        </table:table-row>
        <table:table-row table:style-name="ro1">
          <table:table-cell office:value-type="float" office:value="11565">
            <text:p>11565</text:p>
          </table:table-cell>
          <table:table-cell office:value-type="string">
            <text:p>s0856.txt</text:p>
          </table:table-cell>
          <table:table-cell office:value-type="string">
            <text:p>Ryza, Nia + Veronica is the Razanika Homunculus kill Eli and other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565">
            <text:p>11565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s0857.txt</text:p>
          </table:table-cell>
          <table:table-cell office:value-type="string">
            <text:p>Alice retreats from someth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s0858.txt</text:p>
          </table:table-cell>
          <table:table-cell office:value-type="string">
            <text:p>Alice tries again to kill I guess a Homunculu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s0859.txt</text:p>
          </table:table-cell>
          <table:table-cell office:value-type="string">
            <text:p>no text?</text:p>
          </table:table-cell>
          <table:table-cell table:number-columns-repeated="5" office:value-type="float" office:value="153">
            <text:p>153</text:p>
          </table:table-cell>
        </table:table-row>
        <table:table-row table:style-name="ro1">
          <table:table-cell office:value-type="float" office:value="1493">
            <text:p>1493</text:p>
          </table:table-cell>
          <table:table-cell office:value-type="string">
            <text:p>s0860.txt</text:p>
          </table:table-cell>
          <table:table-cell office:value-type="string">
            <text:p>Duplicate for Ryza + Nia Homunculus creation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93">
            <text:p>1493</text:p>
          </table:table-cell>
        </table:table-row>
        <table:table-row table:style-name="ro1">
          <table:table-cell office:value-type="float" office:value="3140">
            <text:p>3140</text:p>
          </table:table-cell>
          <table:table-cell office:value-type="string">
            <text:p>s0861.txt</text:p>
          </table:table-cell>
          <table:table-cell office:value-type="string">
            <text:p>Duplicate Ryazania v Alice at Veronica's palac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40">
            <text:p>314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s0862.txt</text:p>
          </table:table-cell>
          <table:table-cell office:value-type="string">
            <text:p>no text?</text:p>
          </table:table-cell>
          <table:table-cell table:number-columns-repeated="5" office:value-type="float" office:value="346">
            <text:p>346</text:p>
          </table:table-cell>
        </table:table-row>
        <table:table-row table:style-name="ro1">
          <table:table-cell office:value-type="float" office:value="13765">
            <text:p>13765</text:p>
          </table:table-cell>
          <table:table-cell office:value-type="string">
            <text:p>s0900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5">
            <text:p>13765</text:p>
          </table:table-cell>
        </table:table-row>
        <table:table-row table:style-name="ro1">
          <table:table-cell office:value-type="float" office:value="13766">
            <text:p>13766</text:p>
          </table:table-cell>
          <table:table-cell office:value-type="string">
            <text:p>s0901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6">
            <text:p>13766</text:p>
          </table:table-cell>
        </table:table-row>
        <table:table-row table:style-name="ro1">
          <table:table-cell office:value-type="float" office:value="13766">
            <text:p>13766</text:p>
          </table:table-cell>
          <table:table-cell office:value-type="string">
            <text:p>s0902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6">
            <text:p>13766</text:p>
          </table:table-cell>
        </table:table-row>
        <table:table-row table:style-name="ro1">
          <table:table-cell office:value-type="float" office:value="13766">
            <text:p>13766</text:p>
          </table:table-cell>
          <table:table-cell office:value-type="string">
            <text:p>s0903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6">
            <text:p>13766</text:p>
          </table:table-cell>
        </table:table-row>
        <table:table-row table:style-name="ro1">
          <table:table-cell office:value-type="float" office:value="13766">
            <text:p>13766</text:p>
          </table:table-cell>
          <table:table-cell office:value-type="string">
            <text:p>s0904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6">
            <text:p>13766</text:p>
          </table:table-cell>
        </table:table-row>
        <table:table-row table:style-name="ro1">
          <table:table-cell office:value-type="float" office:value="13766">
            <text:p>13766</text:p>
          </table:table-cell>
          <table:table-cell office:value-type="string">
            <text:p>s0905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6">
            <text:p>13766</text:p>
          </table:table-cell>
        </table:table-row>
        <table:table-row table:style-name="ro1">
          <table:table-cell office:value-type="float" office:value="13766">
            <text:p>13766</text:p>
          </table:table-cell>
          <table:table-cell office:value-type="string">
            <text:p>s0906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6">
            <text:p>13766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s0907.txt</text:p>
          </table:table-cell>
          <table:table-cell office:value-type="string">
            <text:p>Alice not going into Mt Barbaross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87">
            <text:p>987</text:p>
          </table:table-cell>
        </table:table-row>
        <table:table-row table:style-name="ro1">
          <table:table-cell office:value-type="float" office:value="11736">
            <text:p>11736</text:p>
          </table:table-cell>
          <table:table-cell office:value-type="string">
            <text:p>s0908.txt</text:p>
          </table:table-cell>
          <table:table-cell office:value-type="string">
            <text:p>Alice meets Holy Belle at Mt Barbarossa thanks to losing her marbl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736">
            <text:p>11736</text:p>
          </table:table-cell>
        </table:table-row>
        <table:table-row table:style-name="ro1">
          <table:table-cell office:value-type="float" office:value="3436">
            <text:p>3436</text:p>
          </table:table-cell>
          <table:table-cell office:value-type="string">
            <text:p>s0909.txt</text:p>
          </table:table-cell>
          <table:table-cell office:value-type="string">
            <text:p>Alice gets to Holy Belle and she'll share power if Alice beats h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436">
            <text:p>3436</text:p>
          </table:table-cell>
        </table:table-row>
        <table:table-row table:style-name="ro1">
          <table:table-cell office:value-type="float" office:value="3986">
            <text:p>3986</text:p>
          </table:table-cell>
          <table:table-cell office:value-type="string">
            <text:p>s0909A.txt</text:p>
          </table:table-cell>
          <table:table-cell office:value-type="string">
            <text:p>Alice beats Holy Belle and is powered up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986">
            <text:p>3986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s0909B.txt</text:p>
          </table:table-cell>
          <table:table-cell office:value-type="string">
            <text:p>Alice loses to Holy Belle and vows to come back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30">
            <text:p>830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s0909C.txt</text:p>
          </table:table-cell>
          <table:table-cell office:value-type="string">
            <text:p>Another attempt from Alice to beat Holy Bell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65">
            <text:p>865</text:p>
          </table:table-cell>
        </table:table-row>
        <table:table-row table:style-name="ro1">
          <table:table-cell office:value-type="float" office:value="8663">
            <text:p>8663</text:p>
          </table:table-cell>
          <table:table-cell office:value-type="string">
            <text:p>s1001.txt</text:p>
          </table:table-cell>
          <table:table-cell office:value-type="string">
            <text:p>Alice Bar scen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663">
            <text:p>8663</text:p>
          </table:table-cell>
        </table:table-row>
        <table:table-row table:style-name="ro1">
          <table:table-cell office:value-type="float" office:value="4277">
            <text:p>4277</text:p>
          </table:table-cell>
          <table:table-cell office:value-type="string">
            <text:p>s1002.txt</text:p>
          </table:table-cell>
          <table:table-cell office:value-type="string">
            <text:p>An Olivia and Helen walk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277">
            <text:p>4277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string">
            <text:p>s1003.txt</text:p>
          </table:table-cell>
          <table:table-cell office:value-type="string">
            <text:p>An Alice and a Torianna walk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332">
            <text:p>2332</text:p>
          </table:table-cell>
        </table:table-row>
        <table:table-row table:style-name="ro1">
          <table:table-cell office:value-type="float" office:value="3179">
            <text:p>3179</text:p>
          </table:table-cell>
          <table:table-cell office:value-type="string">
            <text:p>s1004.txt</text:p>
          </table:table-cell>
          <table:table-cell office:value-type="string">
            <text:p>Alice Gambles at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79">
            <text:p>3179</text:p>
          </table:table-cell>
        </table:table-row>
        <table:table-row table:style-name="ro1">
          <table:table-cell office:value-type="float" office:value="2392">
            <text:p>2392</text:p>
          </table:table-cell>
          <table:table-cell office:value-type="string">
            <text:p>s9800.txt</text:p>
          </table:table-cell>
          <table:table-cell office:value-type="string">
            <text:p>Map tutorial</text:p>
          </table:table-cell>
          <table:table-cell office:value-type="float" office:value="0">
            <text:p>0</text:p>
          </table:table-cell>
          <table:table-cell table:number-columns-repeated="4" office:value-type="float" office:value="2392">
            <text:p>2392</text:p>
          </table:table-cell>
        </table:table-row>
        <table:table-row table:style-name="ro1">
          <table:table-cell office:value-type="float" office:value="4587">
            <text:p>4587</text:p>
          </table:table-cell>
          <table:table-cell office:value-type="string">
            <text:p>s9801.txt</text:p>
          </table:table-cell>
          <table:table-cell office:value-type="string">
            <text:p>Battle Unit selection Tutorial</text:p>
          </table:table-cell>
          <table:table-cell office:value-type="float" office:value="0">
            <text:p>0</text:p>
          </table:table-cell>
          <table:table-cell table:number-columns-repeated="4" office:value-type="float" office:value="4587">
            <text:p>4587</text:p>
          </table:table-cell>
        </table:table-row>
        <table:table-row table:style-name="ro1">
          <table:table-cell office:value-type="float" office:value="4462">
            <text:p>4462</text:p>
          </table:table-cell>
          <table:table-cell office:value-type="string">
            <text:p>s9802.txt</text:p>
          </table:table-cell>
          <table:table-cell office:value-type="string">
            <text:p>Battle Tutorial</text:p>
          </table:table-cell>
          <table:table-cell office:value-type="float" office:value="0">
            <text:p>0</text:p>
          </table:table-cell>
          <table:table-cell table:number-columns-repeated="4" office:value-type="float" office:value="4462">
            <text:p>4462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s9803.txt</text:p>
          </table:table-cell>
          <table:table-cell office:value-type="string">
            <text:p>Capturing Tutorial</text:p>
          </table:table-cell>
          <table:table-cell office:value-type="float" office:value="0">
            <text:p>0</text:p>
          </table:table-cell>
          <table:table-cell table:number-columns-repeated="4" office:value-type="float" office:value="2728">
            <text:p>2728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string">
            <text:p>s9804.txt</text:p>
          </table:table-cell>
          <table:table-cell office:value-type="string">
            <text:p>Post battle tutorial</text:p>
          </table:table-cell>
          <table:table-cell office:value-type="float" office:value="0">
            <text:p>0</text:p>
          </table:table-cell>
          <table:table-cell table:number-columns-repeated="4" office:value-type="float" office:value="1286">
            <text:p>1286</text:p>
          </table:table-cell>
        </table:table-row>
        <table:table-row table:style-name="ro1">
          <table:table-cell office:value-type="float" office:value="2637">
            <text:p>2637</text:p>
          </table:table-cell>
          <table:table-cell office:value-type="string">
            <text:p>s9805.txt</text:p>
          </table:table-cell>
          <table:table-cell office:value-type="string">
            <text:p>Troop recruiting+end tutorial</text:p>
          </table:table-cell>
          <table:table-cell office:value-type="float" office:value="0">
            <text:p>0</text:p>
          </table:table-cell>
          <table:table-cell table:number-columns-repeated="4" office:value-type="float" office:value="2637">
            <text:p>2637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office:value-type="string">
            <text:p>s9806.txt</text:p>
          </table:table-cell>
          <table:table-cell office:value-type="string">
            <text:p>More tutorial about leveling up troop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509">
            <text:p>1509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s9807.txt</text:p>
          </table:table-cell>
          <table:table-cell office:value-type="string">
            <text:p>Seems like a tutorial for entering town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38">
            <text:p>1138</text:p>
          </table:table-cell>
        </table:table-row>
        <table:table-row table:style-name="ro1">
          <table:table-cell office:value-type="float" office:value="9349">
            <text:p>9349</text:p>
          </table:table-cell>
          <table:table-cell office:value-type="string">
            <text:p>s9980.txt</text:p>
          </table:table-cell>
          <table:table-cell office:value-type="string">
            <text:p>Alice dies with Ryzania. Eli and Cidre survive maybe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349">
            <text:p>9349</text:p>
          </table:table-cell>
        </table:table-row>
        <table:table-row table:style-name="ro1">
          <table:table-cell office:value-type="float" office:value="16651">
            <text:p>16651</text:p>
          </table:table-cell>
          <table:table-cell office:value-type="string">
            <text:p>s9981.txt</text:p>
          </table:table-cell>
          <table:table-cell office:value-type="string">
            <text:p>Alice wins and survives along with Veronic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6651">
            <text:p>16651</text:p>
          </table:table-cell>
        </table:table-row>
        <table:table-row table:style-name="ro1">
          <table:table-cell office:value-type="float" office:value="19962">
            <text:p>19962</text:p>
          </table:table-cell>
          <table:table-cell office:value-type="string">
            <text:p>s9982.txt</text:p>
          </table:table-cell>
          <table:table-cell office:value-type="string">
            <text:p>Some boy on a train primarily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9962">
            <text:p>1996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s9991.txt</text:p>
          </table:table-cell>
          <table:table-cell office:value-type="string">
            <text:p>Alice dies probably prematurely</text:p>
          </table:table-cell>
          <table:table-cell office:value-type="float" office:value="0">
            <text:p>0</text:p>
          </table:table-cell>
          <table:table-cell table:number-columns-repeated="4" office:value-type="float" office:value="228">
            <text:p>22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s9994.txt</text:p>
          </table:table-cell>
          <table:table-cell office:value-type="string">
            <text:p>Ditto</text:p>
          </table:table-cell>
          <table:table-cell office:value-type="float" office:value="0">
            <text:p>0</text:p>
          </table:table-cell>
          <table:table-cell table:number-columns-repeated="4" office:value-type="float" office:value="408">
            <text:p>408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s9995.txt</text:p>
          </table:table-cell>
          <table:table-cell office:value-type="string">
            <text:p>Alice loses her mansion -instant defeat I guess.</text:p>
          </table:table-cell>
          <table:table-cell office:value-type="float" office:value="0">
            <text:p>0</text:p>
          </table:table-cell>
          <table:table-cell table:number-columns-repeated="4" office:value-type="float" office:value="403">
            <text:p>403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s9996.txt</text:p>
          </table:table-cell>
          <table:table-cell office:value-type="string">
            <text:p>End of trial version of the gam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62">
            <text:p>76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Boss.txt</text:p>
          </table:table-cell>
          <table:table-cell office:value-type="string">
            <text:p>no text?</text:p>
          </table:table-cell>
          <table:table-cell table:number-columns-repeated="5" office:value-type="float" office:value="93">
            <text:p>9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FinalBossA.txt</text:p>
          </table:table-cell>
          <table:table-cell office:value-type="string">
            <text:p>no text?</text:p>
          </table:table-cell>
          <table:table-cell table:number-columns-repeated="5" office:value-type="float" office:value="87">
            <text:p>87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sMana.txt</text:p>
          </table:table-cell>
          <table:table-cell office:value-type="string">
            <text:p>Bonus stuff gotten with Mana crystals</text:p>
          </table:table-cell>
          <table:table-cell office:value-type="float" office:value="0">
            <text:p>0</text:p>
          </table:table-cell>
          <table:table-cell table:number-columns-repeated="4" office:value-type="float" office:value="884">
            <text:p>88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Null.txt</text:p>
          </table:table-cell>
          <table:table-cell office:value-type="string">
            <text:p>no text?</text:p>
          </table:table-cell>
          <table:table-cell table:number-columns-repeated="5" office:value-type="float" office:value="41">
            <text:p>4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s0116.txt</text:p>
          </table:table-cell>
          <table:table-cell office:value-type="string">
            <text:p>no text?</text:p>
          </table:table-cell>
          <table:table-cell table:number-columns-repeated="5" office:value-type="float" office:value="85">
            <text:p>8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ss0227.txt</text:p>
          </table:table-cell>
          <table:table-cell office:value-type="string">
            <text:p>Alice calls off an invasion for attacking too many territori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ss0228.txt</text:p>
          </table:table-cell>
          <table:table-cell office:value-type="string">
            <text:p>no text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s0518.txt</text:p>
          </table:table-cell>
          <table:table-cell office:value-type="string">
            <text:p>Alice calls off an invasion for lacking a “breakthrough”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ss0611.txt</text:p>
          </table:table-cell>
          <table:table-cell office:value-type="string">
            <text:p>Alice calls off an invasion for bad position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ss0713.txt</text:p>
          </table:table-cell>
          <table:table-cell office:value-type="string">
            <text:p>Explanation that capturing zombies is futil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707">
            <text:p>1707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ss0863.txt</text:p>
          </table:table-cell>
          <table:table-cell office:value-type="string">
            <text:p>no text?</text:p>
          </table:table-cell>
          <table:table-cell table:number-columns-repeated="5" office:value-type="float" office:value="437">
            <text:p>43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s0863A.txt</text:p>
          </table:table-cell>
          <table:table-cell office:value-type="string">
            <text:p>no text?</text:p>
          </table:table-cell>
          <table:table-cell table:number-columns-repeated="5" office:value-type="float" office:value="98">
            <text:p>98</text:p>
          </table:table-cell>
        </table:table-row>
        <table:table-row table:style-name="ro1">
          <table:table-cell office:value-type="float" office:value="4266">
            <text:p>4266</text:p>
          </table:table-cell>
          <table:table-cell office:value-type="string">
            <text:p>ss0864.txt</text:p>
          </table:table-cell>
          <table:table-cell office:value-type="string">
            <text:p>Eri joining Alice improves the economy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266">
            <text:p>4266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StopDomination.txt</text:p>
          </table:table-cell>
          <table:table-cell office:value-type="string">
            <text:p>Only one territory can be occupied in a day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10">
            <text:p>91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t_testA.txt</text:p>
          </table:table-cell>
          <table:table-cell office:value-type="string">
            <text:p>no text?</text:p>
          </table:table-cell>
          <table:table-cell table:number-columns-repeated="5" office:value-type="float" office:value="270">
            <text:p>27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t_testB.txt</text:p>
          </table:table-cell>
          <table:table-cell office:value-type="string">
            <text:p>no text?</text:p>
          </table:table-cell>
          <table:table-cell table:number-columns-repeated="5" office:value-type="float" office:value="270">
            <text:p>27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t_testC.txt</text:p>
          </table:table-cell>
          <table:table-cell office:value-type="string">
            <text:p>no text?</text:p>
          </table:table-cell>
          <table:table-cell table:number-columns-repeated="5" office:value-type="float" office:value="273">
            <text:p>27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t_testD.txt</text:p>
          </table:table-cell>
          <table:table-cell office:value-type="string">
            <text:p>no text?</text:p>
          </table:table-cell>
          <table:table-cell table:number-columns-repeated="5" office:value-type="float" office:value="276">
            <text:p>276</text:p>
          </table:table-cell>
        </table:table-row>
        <table:table-row table:style-name="ro1">
          <table:table-cell office:value-type="float" office:value="6736">
            <text:p>6736</text:p>
          </table:table-cell>
          <table:table-cell office:value-type="string">
            <text:p>t0_1001.txt</text:p>
          </table:table-cell>
          <table:table-cell office:value-type="string">
            <text:p>Eating contest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736">
            <text:p>6736</text:p>
          </table:table-cell>
        </table:table-row>
        <table:table-row table:style-name="ro1">
          <table:table-cell office:value-type="float" office:value="4016">
            <text:p>4016</text:p>
          </table:table-cell>
          <table:table-cell office:value-type="string">
            <text:p>t0_1003.txt</text:p>
          </table:table-cell>
          <table:table-cell office:value-type="string">
            <text:p>Alice sells shaved ic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016">
            <text:p>4016</text:p>
          </table:table-cell>
        </table:table-row>
        <table:table-row table:style-name="ro1">
          <table:table-cell office:value-type="float" office:value="8465">
            <text:p>8465</text:p>
          </table:table-cell>
          <table:table-cell office:value-type="string">
            <text:p>t0_1004.txt</text:p>
          </table:table-cell>
          <table:table-cell office:value-type="string">
            <text:p>Alice's Ice festival fiasco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465">
            <text:p>8465</text:p>
          </table:table-cell>
        </table:table-row>
        <table:table-row table:style-name="ro1">
          <table:table-cell office:value-type="float" office:value="7514">
            <text:p>7514</text:p>
          </table:table-cell>
          <table:table-cell office:value-type="string">
            <text:p>t0_1005.txt</text:p>
          </table:table-cell>
          <table:table-cell office:value-type="string">
            <text:p>Kasumi walks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514">
            <text:p>7514</text:p>
          </table:table-cell>
        </table:table-row>
        <table:table-row table:style-name="ro1">
          <table:table-cell office:value-type="float" office:value="3624">
            <text:p>3624</text:p>
          </table:table-cell>
          <table:table-cell office:value-type="string">
            <text:p>t1_1000.txt</text:p>
          </table:table-cell>
          <table:table-cell office:value-type="string">
            <text:p>Alice and Cheshire walk into a bar</text:p>
          </table:table-cell>
          <table:table-cell office:value-type="float" office:value="0">
            <text:p>0</text:p>
          </table:table-cell>
          <table:table-cell table:number-columns-repeated="4" office:value-type="float" office:value="3624">
            <text:p>3624</text:p>
          </table:table-cell>
        </table:table-row>
        <table:table-row table:style-name="ro1">
          <table:table-cell office:value-type="float" office:value="3433">
            <text:p>3433</text:p>
          </table:table-cell>
          <table:table-cell office:value-type="string">
            <text:p>t1_1002.txt</text:p>
          </table:table-cell>
          <table:table-cell office:value-type="string">
            <text:p>Alice finds Torianna working in the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433">
            <text:p>3433</text:p>
          </table:table-cell>
        </table:table-row>
        <table:table-row table:style-name="ro1">
          <table:table-cell office:value-type="float" office:value="7514">
            <text:p>7514</text:p>
          </table:table-cell>
          <table:table-cell office:value-type="string">
            <text:p>t1_1005.txt</text:p>
          </table:table-cell>
          <table:table-cell office:value-type="string">
            <text:p>Kasmi walks into a bar (duplicate?)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514">
            <text:p>7514</text:p>
          </table:table-cell>
        </table:table-row>
        <table:table-row table:style-name="ro1">
          <table:table-cell office:value-type="float" office:value="4535">
            <text:p>4535</text:p>
          </table:table-cell>
          <table:table-cell office:value-type="string">
            <text:p>t1_1006.txt</text:p>
          </table:table-cell>
          <table:table-cell office:value-type="string">
            <text:p>Akari walks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535">
            <text:p>4535</text:p>
          </table:table-cell>
        </table:table-row>
        <table:table-row table:style-name="ro1">
          <table:table-cell office:value-type="float" office:value="7417">
            <text:p>7417</text:p>
          </table:table-cell>
          <table:table-cell office:value-type="string">
            <text:p>t1_1007.txt</text:p>
          </table:table-cell>
          <table:table-cell office:value-type="string">
            <text:p>Akari brings a pumpkin cake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417">
            <text:p>7417</text:p>
          </table:table-cell>
        </table:table-row>
        <table:table-row table:style-name="ro1">
          <table:table-cell office:value-type="float" office:value="7006">
            <text:p>7006</text:p>
          </table:table-cell>
          <table:table-cell office:value-type="string">
            <text:p>t1_1009.txt</text:p>
          </table:table-cell>
          <table:table-cell office:value-type="string">
            <text:p>Alice and a mermaid walk into a bar (Olivia dead I think)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006">
            <text:p>7006</text:p>
          </table:table-cell>
        </table:table-row>
        <table:table-row table:style-name="ro1">
          <table:table-cell office:value-type="float" office:value="7908">
            <text:p>7908</text:p>
          </table:table-cell>
          <table:table-cell office:value-type="string">
            <text:p>t1_1010.txt</text:p>
          </table:table-cell>
          <table:table-cell office:value-type="string">
            <text:p>Charlotte and Alice walk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908">
            <text:p>7908</text:p>
          </table:table-cell>
        </table:table-row>
        <table:table-row table:style-name="ro1">
          <table:table-cell office:value-type="float" office:value="6156">
            <text:p>6156</text:p>
          </table:table-cell>
          <table:table-cell office:value-type="string">
            <text:p>t1_1015.txt</text:p>
          </table:table-cell>
          <table:table-cell office:value-type="string">
            <text:p>Alice and Maisie walk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156">
            <text:p>6156</text:p>
          </table:table-cell>
        </table:table-row>
        <table:table-row table:style-name="ro1">
          <table:table-cell office:value-type="float" office:value="4999">
            <text:p>4999</text:p>
          </table:table-cell>
          <table:table-cell office:value-type="string">
            <text:p>t1_1016.txt</text:p>
          </table:table-cell>
          <table:table-cell office:value-type="string">
            <text:p>Veronica teaches a magic class in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999">
            <text:p>4999</text:p>
          </table:table-cell>
        </table:table-row>
        <table:table-row table:style-name="ro1">
          <table:table-cell office:value-type="float" office:value="9978">
            <text:p>9978</text:p>
          </table:table-cell>
          <table:table-cell office:value-type="string">
            <text:p>t1_1017.txt</text:p>
          </table:table-cell>
          <table:table-cell office:value-type="string">
            <text:p>Veronica continued to teach a magic class in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978">
            <text:p>9978</text:p>
          </table:table-cell>
        </table:table-row>
        <table:table-row table:style-name="ro1">
          <table:table-cell office:value-type="float" office:value="5433">
            <text:p>5433</text:p>
          </table:table-cell>
          <table:table-cell office:value-type="string">
            <text:p>t1_1018.txt</text:p>
          </table:table-cell>
          <table:table-cell office:value-type="string">
            <text:p>Veronica and a third magic lesson walk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433">
            <text:p>5433</text:p>
          </table:table-cell>
        </table:table-row>
        <table:table-row table:style-name="ro1">
          <table:table-cell office:value-type="float" office:value="8036">
            <text:p>8036</text:p>
          </table:table-cell>
          <table:table-cell office:value-type="string">
            <text:p>t1_1019.txt</text:p>
          </table:table-cell>
          <table:table-cell office:value-type="string">
            <text:p>A giant, a piece of candy and a sexy voice walk into a bar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036">
            <text:p>8036</text:p>
          </table:table-cell>
        </table:table-row>
        <table:table-row table:style-name="ro1">
          <table:table-cell office:value-type="float" office:value="3140">
            <text:p>3140</text:p>
          </table:table-cell>
          <table:table-cell office:value-type="string">
            <text:p>t1_1020.txt</text:p>
          </table:table-cell>
          <table:table-cell office:value-type="string">
            <text:p>Not enough mana and a math lesson walk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40">
            <text:p>3140</text:p>
          </table:table-cell>
        </table:table-row>
        <table:table-row table:style-name="ro1">
          <table:table-cell office:value-type="float" office:value="5704">
            <text:p>5704</text:p>
          </table:table-cell>
          <table:table-cell office:value-type="string">
            <text:p>t1_1022.txt</text:p>
          </table:table-cell>
          <table:table-cell office:value-type="string">
            <text:p>Alice and the three stoogeses walk inot a bar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704">
            <text:p>5704</text:p>
          </table:table-cell>
        </table:table-row>
        <table:table-row table:style-name="ro1">
          <table:table-cell office:value-type="float" office:value="5303">
            <text:p>5303</text:p>
          </table:table-cell>
          <table:table-cell office:value-type="string">
            <text:p>t1_1023.txt</text:p>
          </table:table-cell>
          <table:table-cell office:value-type="string">
            <text:p>A quest for a grimoire walks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303">
            <text:p>5303</text:p>
          </table:table-cell>
        </table:table-row>
        <table:table-row table:style-name="ro1">
          <table:table-cell office:value-type="float" office:value="3641">
            <text:p>3641</text:p>
          </table:table-cell>
          <table:table-cell office:value-type="string">
            <text:p>t1_1024.txt</text:p>
          </table:table-cell>
          <table:table-cell office:value-type="string">
            <text:p>Yellow Grimoire walks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641">
            <text:p>3641</text:p>
          </table:table-cell>
        </table:table-row>
        <table:table-row table:style-name="ro1">
          <table:table-cell office:value-type="float" office:value="3826">
            <text:p>3826</text:p>
          </table:table-cell>
          <table:table-cell office:value-type="string">
            <text:p>t2_1021.txt</text:p>
          </table:table-cell>
          <table:table-cell office:value-type="string">
            <text:p>Alice goes shopp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826">
            <text:p>3826</text:p>
          </table:table-cell>
        </table:table-row>
        <table:table-row table:style-name="ro1">
          <table:table-cell office:value-type="float" office:value="9687">
            <text:p>9687</text:p>
          </table:table-cell>
          <table:table-cell office:value-type="string">
            <text:p>t2_1025.txt</text:p>
          </table:table-cell>
          <table:table-cell office:value-type="string">
            <text:p>Alice watches a hero show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687">
            <text:p>9687</text:p>
          </table:table-cell>
        </table:table-row>
        <table:table-row table:style-name="ro1">
          <table:table-cell office:value-type="float" office:value="9619">
            <text:p>9619</text:p>
          </table:table-cell>
          <table:table-cell office:value-type="string">
            <text:p>t3_1008.txt</text:p>
          </table:table-cell>
          <table:table-cell office:value-type="string">
            <text:p>Cidre grows some nut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619">
            <text:p>9619</text:p>
          </table:table-cell>
        </table:table-row>
        <table:table-row table:style-name="ro1">
          <table:table-cell office:value-type="float" office:value="3295">
            <text:p>3295</text:p>
          </table:table-cell>
          <table:table-cell office:value-type="string">
            <text:p>t3_1011.txt</text:p>
          </table:table-cell>
          <table:table-cell office:value-type="string">
            <text:p>Mig's training begin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295">
            <text:p>3295</text:p>
          </table:table-cell>
        </table:table-row>
        <table:table-row table:style-name="ro1">
          <table:table-cell office:value-type="float" office:value="6169">
            <text:p>6169</text:p>
          </table:table-cell>
          <table:table-cell office:value-type="string">
            <text:p>t3_1012.txt</text:p>
          </table:table-cell>
          <table:table-cell office:value-type="string">
            <text:p>Mig's Piccolo train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169">
            <text:p>6169</text:p>
          </table:table-cell>
        </table:table-row>
        <table:table-row table:style-name="ro1">
          <table:table-cell office:value-type="float" office:value="7097">
            <text:p>7097</text:p>
          </table:table-cell>
          <table:table-cell office:value-type="string">
            <text:p>t3_1013.txt</text:p>
          </table:table-cell>
          <table:table-cell office:value-type="string">
            <text:p>Mig's still train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097">
            <text:p>7097</text:p>
          </table:table-cell>
        </table:table-row>
        <table:table-row table:style-name="ro1">
          <table:table-cell office:value-type="float" office:value="6501">
            <text:p>6501</text:p>
          </table:table-cell>
          <table:table-cell office:value-type="string">
            <text:p>t3_1014.txt</text:p>
          </table:table-cell>
          <table:table-cell office:value-type="string">
            <text:p>Mig attacked by lizard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501">
            <text:p>6501</text:p>
          </table:table-cell>
        </table:table-row>
        <table:table-row table:style-name="ro1">
          <table:table-cell office:value-type="float" office:value="4401">
            <text:p>4401</text:p>
          </table:table-cell>
          <table:table-cell office:value-type="string">
            <text:p>t3_1014A.txt</text:p>
          </table:table-cell>
          <table:table-cell office:value-type="string">
            <text:p>Mig surviv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401">
            <text:p>4401</text:p>
          </table:table-cell>
        </table:table-row>
        <table:table-row table:style-name="ro1">
          <table:table-cell office:value-type="float" office:value="4484">
            <text:p>4484</text:p>
          </table:table-cell>
          <table:table-cell office:value-type="string">
            <text:p>t3_1014B.txt</text:p>
          </table:table-cell>
          <table:table-cell office:value-type="string">
            <text:p>Mig saved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484">
            <text:p>448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test.txt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58">
            <text:p>58</text:p>
          </table:table-cell>
        </table:table-row>
        <table:table-row table:style-name="ro1">
          <table:table-cell table:formula="of:=SUM([.A2:.A277])" office:value-type="float" office:value="1169376">
            <text:p>1169376</text:p>
          </table:table-cell>
          <table:table-cell table:number-columns-repeated="2"/>
          <table:table-cell table:formula="of:=SUM([.D2:.D277])" office:value-type="float" office:value="51751">
            <text:p>51751</text:p>
          </table:table-cell>
          <table:table-cell table:formula="of:=SUM([.E2:.E277])" office:value-type="float" office:value="351693">
            <text:p>351693</text:p>
          </table:table-cell>
          <table:table-cell table:formula="of:=SUM([.F2:.F277])" office:value-type="float" office:value="351693">
            <text:p>351693</text:p>
          </table:table-cell>
          <table:table-cell table:formula="of:=SUM([.G2:.G277])" office:value-type="float" office:value="351693">
            <text:p>351693</text:p>
          </table:table-cell>
          <table:table-cell table:formula="of:=SUM([.H2:.H277])" office:value-type="float" office:value="1169376">
            <text:p>1169376</text:p>
          </table:table-cell>
        </table:table-row>
        <table:table-row table:style-name="ro1">
          <table:table-cell table:number-columns-repeated="3"/>
          <table:table-cell table:style-name="ce2" table:formula="of:=[.D278]/[.A278]" office:value-type="percentage" office:value="0.0442552267192075">
            <text:p>4.43%</text:p>
          </table:table-cell>
          <table:table-cell table:style-name="ce2" table:formula="of:=[.E278]/[.A278]" office:value-type="percentage" office:value="0.300752709137181">
            <text:p>30.08%</text:p>
          </table:table-cell>
          <table:table-cell table:style-name="ce2" table:formula="of:=[.F278]/[.A278]" office:value-type="percentage" office:value="0.300752709137181">
            <text:p>30.08%</text:p>
          </table:table-cell>
          <table:table-cell table:style-name="ce2" table:formula="of:=[.G278]/[.A278]" office:value-type="percentage" office:value="0.300752709137181">
            <text:p>30.08%</text:p>
          </table:table-cell>
          <table:table-cell table:style-name="ce2" table:formula="of:=[.H278]/[.A278]" office:value-type="percentage" office:value="1">
            <text:p>100.00%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2.A2:Sheet2.B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1">08/11/2023</text:date>, <text:time>21:1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hillips</meta:initial-creator>
    <meta:creation-date>2023-01-13T22:09:16.58</meta:creation-date>
    <dc:date>2023-08-11T21:12:43.50</dc:date>
    <dc:creator>James Phillips</dc:creator>
    <meta:editing-duration>P4DT22H4M8S</meta:editing-duration>
    <meta:editing-cycles>50</meta:editing-cycles>
    <meta:generator>OpenOffice/4.1.3$Win32 OpenOffice.org_project/413m1$Build-9783</meta:generator>
    <meta:document-statistic meta:table-count="3" meta:cell-count="4960" meta:object-count="0"/>
  </office:meta>
</office:document-meta>
</file>